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16cm" fo:min-width="8.82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.8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73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6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35cm"/>
      <style:paragraph-properties style:writing-mode="lr-tb"/>
    </style:style>
    <style:style style:name="gr1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4.6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0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2.559cm" fo:min-width="2.308cm"/>
    </style:style>
    <style:style style:name="gr17" style:family="graphic" style:parent-style-name="standard">
      <style:graphic-properties draw:textarea-horizontal-align="justify" draw:textarea-vertical-align="middle" draw:auto-grow-height="false" fo:min-height="2.558cm" fo:min-width="2.308cm"/>
    </style:style>
    <style:style style:name="gr18" style:family="graphic" style:parent-style-name="standard">
      <style:graphic-properties draw:textarea-horizontal-align="justify" draw:textarea-vertical-align="middle" draw:auto-grow-height="false" fo:min-height="2.558cm" fo:min-width="2.309cm"/>
    </style:style>
    <style:style style:name="gr19" style:family="graphic" style:parent-style-name="standard">
      <style:graphic-properties draw:textarea-horizontal-align="justify" draw:textarea-vertical-align="middle" draw:auto-grow-height="false" fo:min-height="1.325cm" fo:min-width="2.278cm" fo:wrap-option="no-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51cm" fo:min-width="2.636cm" fo:wrap-option="no-wrap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559cm" fo:min-width="2.309cm"/>
    </style:style>
    <style:style style:name="gr22" style:family="graphic" style:parent-style-name="standard">
      <style:graphic-properties draw:textarea-horizontal-align="justify" draw:textarea-vertical-align="middle" draw:auto-grow-height="false" fo:min-height="1.232cm" fo:min-width="6.26cm" fo:wrap-option="no-wrap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51cm" fo:min-width="3.575cm" fo:wrap-option="no-wrap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947cm" fo:min-width="3.256cm" fo:wrap-option="no-wrap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947cm" fo:min-width="5.83cm" fo:wrap-option="no-wrap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2.224cm" fo:min-width="3.298cm" fo:wrap-option="no-wrap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1cm" fo:min-width="3.516cm" fo:wrap-option="no-wrap"/>
    </style:style>
    <style:style style:name="gr28" style:family="graphic" style:parent-style-name="standard">
      <style:graphic-properties svg:stroke-width="0.1cm" svg:stroke-color="#000000" draw:marker-start-width="0.35cm" draw:marker-end-width="0.35cm" draw:fill="solid" draw:fill-color="#c0c0c0" draw:textarea-horizontal-align="justify" draw:textarea-vertical-align="middle" draw:auto-grow-height="false" fo:min-height="0.57cm" fo:min-width="1.168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64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64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6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.64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6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37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38" style:family="graphic" style:parent-style-name="standard">
      <style:graphic-properties draw:textarea-horizontal-align="justify" draw:textarea-vertical-align="middle" draw:auto-grow-height="false" fo:min-height="1.75cm" fo:min-width="1.3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6.441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083cm" fo:min-width="1.5cm"/>
    </style:style>
    <style:style style:name="gr41" style:family="graphic" style:parent-style-name="standard">
      <style:graphic-properties draw:textarea-horizontal-align="justify" draw:textarea-vertical-align="middle" draw:auto-grow-height="false" fo:min-height="1.084cm" fo:min-width="1.5cm"/>
    </style:style>
    <style:style style:name="gr42" style:family="graphic" style:parent-style-name="standard">
      <style:graphic-properties draw:textarea-horizontal-align="justify" draw:textarea-vertical-align="middle" draw:auto-grow-height="false" fo:min-height="1.232cm" fo:min-width="3.482cm" fo:wrap-option="no-wrap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232cm" fo:min-width="3.204cm" fo:wrap-option="no-wrap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827cm" fo:min-width="3.733cm" fo:wrap-option="no-wrap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292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1.232cm" fo:min-width="3.483cm" fo:wrap-option="no-wrap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3.75cm" fo:min-width="3.5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3.75cm" fo:min-width="3.5cm"/>
    </style:style>
    <style:style style:name="gr49" style:family="graphic" style:parent-style-name="standard">
      <style:graphic-properties draw:textarea-horizontal-align="justify" draw:textarea-vertical-align="middle" draw:auto-grow-height="false" fo:min-height="3.75cm" fo:min-width="2.5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3.75cm" fo:min-width="2.5cm"/>
    </style:style>
    <style:style style:name="gr51" style:family="graphic" style:parent-style-name="standard">
      <style:graphic-properties draw:textarea-horizontal-align="justify" draw:textarea-vertical-align="middle" draw:auto-grow-height="false" fo:min-height="2.75cm" fo:min-width="3.5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29cm"/>
      <style:paragraph-properties style:writing-mode="lr-tb"/>
    </style:style>
    <style:style style:name="P1" style:family="paragraph">
      <loext:graphic-properties draw:fill="none" draw:fill-color="#ffffff"/>
      <style:text-properties fo:font-size="88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80pt" style:font-size-asian="80pt" style:font-size-complex="80pt"/>
    </style:style>
    <style:style style:name="P4" style:family="paragraph">
      <style:paragraph-properties fo:text-align="center"/>
      <style:text-properties style:font-size-asian="18pt"/>
    </style:style>
    <style:style style:name="P5" style:family="paragraph">
      <loext:graphic-properties draw:fill="none" draw:fill-color="#ffffff"/>
      <style:text-properties fo:font-size="72pt" style:font-size-asian="72pt" style:font-size-complex="72pt"/>
    </style:style>
    <style:style style:name="P6" style:family="paragraph">
      <loext:graphic-properties draw:fill="none" draw:fill-color="#ffffff"/>
      <style:text-properties fo:font-size="44pt" style:font-size-asian="44pt" style:font-size-complex="44pt"/>
    </style:style>
    <style:style style:name="P7" style:family="paragraph">
      <loext:graphic-properties draw:fill="none" draw:fill-color="#ffffff"/>
      <style:text-properties fo:font-size="48pt" style:font-size-asian="48pt" style:font-size-complex="4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c0c0c0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66pt" fo:font-weight="bold" style:font-size-asian="66pt" style:font-size-complex="66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style:font-size-asian="18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66pt" fo:font-weight="bold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9.329cm" svg:height="15.766cm" svg:x="9.265cm" svg:y="1.9cm">
          <draw:text-box>
            <text:p><text:span text:style-name="T1">くろす</text:span></text:p>
            <text:p><text:span text:style-name="T1"/></text:p>
            <text:p><text:span text:style-name="T1">わーど</text:span></text:p>
            <text:p><text:span text:style-name="T1"/></text:p>
            <text:p><text:span text:style-name="T1">ぱずる</text:span></text:p>
          </draw:text-box>
        </draw:frame>
      </draw:page>
      <draw:page draw:name="page2" draw:style-name="dp1" draw:master-page-name="標準">
        <draw:custom-shape draw:style-name="gr2" draw:text-style-name="P2" draw:layer="layout" svg:width="4.35cm" svg:height="4.35cm" svg:x="7.1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5cm" svg:height="4.35cm" svg:x="20.15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5cm" svg:height="4.35cm" svg:x="11.45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5cm" svg:height="4.35cm" svg:x="15.8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5cm" svg:height="4.35cm" svg:x="15.8cm" svg:y="1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5cm" svg:height="4.35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5cm" svg:height="4.35cm" svg:x="11.45cm" svg:y="6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5cm" svg:height="4.35cm" svg:x="7.1cm" svg:y="6.8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cm" svg:height="3.075cm" svg:x="7.6cm" svg:y="3.1cm">
          <draw:text-box>
            <text:p><text:span text:style-name="T2">か</text:span></text:p>
          </draw:text-box>
        </draw:frame>
        <draw:custom-shape draw:style-name="gr4" draw:text-style-name="P4" draw:layer="layout" svg:width="7.8cm" svg:height="2cm" svg:x="11.6cm" svg:y="0.9cm">
          <text:p text:style-name="P2"><text:span text:style-name="T3">あたまのまえにあるもの</text:span></text:p>
          <draw:enhanced-geometry svg:viewBox="0 0 21600 21600" draw:text-areas="800 800 20800 20800" draw:type="round-rectangular-callout" draw:modifiers="-2040.66145365979 33949.0254872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4cm" svg:height="1.2cm" svg:x="12.6cm" svg:y="4.3cm">
          <text:p text:style-name="P2"><text:span text:style-name="T3">せなかのはんたい</text:span></text:p>
          <draw:enhanced-geometry svg:viewBox="0 0 21600 21600" draw:text-areas="800 800 20800 20800" draw:type="round-rectangular-callout" draw:modifiers="6990.70542492131 53523.3971690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5" draw:layer="layout" svg:width="8.3cm" svg:height="3cm" svg:x="16.4cm" svg:y="11.9cm">
          <draw:text-box>
            <text:p><text:span text:style-name="T4">が</text:span></text:p>
          </draw:text-box>
        </draw:frame>
        <draw:frame draw:style-name="gr3" draw:text-style-name="P3" draw:layer="layout" svg:width="13.4cm" svg:height="3.075cm" svg:x="11.9cm" svg:y="16.2cm">
          <draw:text-box>
            <text:p><text:span text:style-name="T2">な　　　 だ</text:span></text:p>
          </draw:text-box>
        </draw:frame>
        <draw:frame draw:style-name="gr5" draw:text-style-name="P5" draw:layer="layout" svg:width="8.3cm" svg:height="3cm" svg:x="12.3cm" svg:y="7.6cm">
          <draw:text-box>
            <text:p><text:span text:style-name="T4">な　か</text:span></text:p>
          </draw:text-box>
        </draw:frame>
        <draw:custom-shape draw:style-name="gr4" draw:text-style-name="P4" draw:layer="layout" svg:width="5.4cm" svg:height="1.2cm" svg:x="10cm" svg:y="12cm">
          <text:p text:style-name="P2"><text:span text:style-name="T3">かおがうつるもの</text:span></text:p>
          <draw:enhanced-geometry svg:viewBox="0 0 21600 21600" draw:text-areas="800 800 20800 20800" draw:type="round-rectangular-callout" draw:modifiers="23391.6682095908 34009.6586178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4cm" svg:height="1.2cm" svg:x="5.8cm" svg:y="16.1cm">
          <text:p text:style-name="P2"><text:span text:style-name="T3">ないたときにでる</text:span></text:p>
          <draw:enhanced-geometry svg:viewBox="0 0 21600 21600" draw:text-areas="800 800 20800 20800" draw:type="round-rectangular-callout" draw:modifiers="23391.6682095908 34009.6586178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標準">
        <draw:custom-shape draw:style-name="gr2" draw:text-style-name="P2" draw:layer="layout" svg:width="2.808cm" svg:height="2.809cm" svg:x="20.665cm" svg:y="1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3.457cm" svg:y="1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9cm" svg:x="9.45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12.257cm" svg:y="10.3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2.257cm" svg:y="7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15.06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17.865cm" svg:y="1.9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12.265cm" svg:y="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6.3cm" svg:height="1.986cm" svg:x="9.865cm" svg:y="2.314cm">
          <draw:text-box>
            <text:p><text:span text:style-name="T5">い　　ろ　　　　ん　ぴ　つ</text:span></text:p>
          </draw:text-box>
        </draw:frame>
        <draw:custom-shape draw:style-name="gr4" draw:text-style-name="P4" draw:layer="layout" svg:width="6.836cm" svg:height="1.291cm" svg:x="6.865cm" svg:y="5.209cm">
          <text:p text:style-name="P2"><text:span text:style-name="T3">ぬりえをするときにつかう</text:span></text:p>
          <draw:enhanced-geometry svg:viewBox="0 0 21600 21600" draw:text-areas="800 800 20800 20800" draw:type="round-rectangular-callout" draw:modifiers="20506.8889863975 -12204.3343653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6" draw:layer="layout" svg:width="5.359cm" svg:height="1.937cm" svg:x="12.644cm" svg:y="8.002cm">
          <draw:text-box>
            <text:p><text:span text:style-name="T5">ぱ</text:span></text:p>
          </draw:text-box>
        </draw:frame>
        <draw:custom-shape draw:style-name="gr2" draw:text-style-name="P2" draw:layer="layout" svg:width="2.808cm" svg:height="2.808cm" svg:x="15.065cm" svg:y="4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7cm" svg:height="1.77cm" svg:x="18.165cm" svg:y="5.4cm">
          <text:p text:style-name="P2"><text:span text:style-name="T3">えがかいてある</text:span></text:p>
          <draw:enhanced-geometry svg:viewBox="0 0 21600 21600" draw:text-areas="800 800 20800 20800" draw:type="round-rectangular-callout" draw:modifiers="-3602.29738353542 5744.55110107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9cm" svg:x="17.892cm" svg:y="7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5.092cm" svg:y="7.5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86cm" svg:height="2.57cm" svg:x="6.765cm" svg:y="7.4cm">
          <text:p text:style-name="P2"><text:span text:style-name="T3">しろとくろの</text:span></text:p>
          <text:p text:style-name="P2"><text:span text:style-name="T3">どうぶつ</text:span></text:p>
          <draw:enhanced-geometry svg:viewBox="0 0 21600 21600" draw:text-areas="800 800 20800 20800" draw:type="round-rectangular-callout" draw:modifiers="28666.8152440383 18835.9393232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9cm" svg:height="2.809cm" svg:x="17.9cm" svg:y="15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7.857cm" svg:y="13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7.865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6cm" svg:x="20.765cm" svg:y="11.2cm">
          <text:p text:style-name="P2"><text:span text:style-name="T3">おれんじ</text:span></text:p>
          <text:p text:style-name="P2"><text:span text:style-name="T3">いろ</text:span></text:p>
          <draw:enhanced-geometry svg:viewBox="0 0 21600 21600" draw:text-areas="800 800 20800 20800" draw:type="round-rectangular-callout" draw:modifiers="-5755.01730103806 7811.617738913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9cm" svg:x="20.665cm" svg:y="13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3.465cm" svg:y="13.2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18cm" svg:height="1.805cm" svg:x="18.317cm" svg:y="16.277cm">
          <draw:text-box>
            <text:p><text:span text:style-name="T5">い</text:span></text:p>
          </draw:text-box>
        </draw:frame>
        <draw:custom-shape draw:style-name="gr4" draw:text-style-name="P4" draw:layer="layout" svg:width="4.4cm" svg:height="1.9cm" svg:x="23.565cm" svg:y="10.9cm">
          <text:p text:style-name="P2"><text:span text:style-name="T3">おとなのひとに</text:span></text:p>
          <text:p text:style-name="P2"><text:span text:style-name="T3">してもらう</text:span></text:p>
          <draw:enhanced-geometry svg:viewBox="0 0 21600 21600" draw:text-areas="800 800 20800 20800" draw:type="round-rectangular-callout" draw:modifiers="2836.80981595092 30803.57706470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4.318cm" svg:height="1.805cm" svg:x="21.265cm" svg:y="13.6cm">
          <draw:text-box>
            <text:p><text:span text:style-name="T5">っ　こ</text:span></text:p>
          </draw:text-box>
        </draw:frame>
        <draw:frame draw:style-name="gr8" draw:text-style-name="P6" draw:layer="layout" svg:width="2.518cm" svg:height="1.805cm" svg:x="15.647cm" svg:y="5.295cm">
          <draw:text-box>
            <text:p><text:span text:style-name="T5">ほ</text:span></text:p>
          </draw:text-box>
        </draw:frame>
        <draw:frame draw:style-name="gr8" draw:text-style-name="P6" draw:layer="layout" svg:width="2.518cm" svg:height="1.805cm" svg:x="18.147cm" svg:y="10.895cm">
          <draw:text-box>
            <text:p><text:span text:style-name="T5">い</text:span></text:p>
          </draw:text-box>
        </draw:frame>
      </draw:page>
      <draw:page draw:name="page4" draw:style-name="dp1" draw:master-page-name="標準">
        <draw:custom-shape draw:style-name="gr2" draw:text-style-name="P2" draw:layer="layout" svg:width="2.808cm" svg:height="2.809cm" svg:x="6.672cm" svg:y="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09cm" svg:height="2.809cm" svg:x="6.6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9.448cm" svg:y="10.3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12.257cm" svg:y="10.3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2.257cm" svg:y="7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12.257cm" svg:y="4.7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9.448cm" svg:y="4.7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6.639cm" svg:y="4.74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518cm" svg:height="1.986cm" svg:x="6.962cm" svg:y="2.32cm">
          <draw:text-box>
            <text:p><text:span text:style-name="T5">か</text:span></text:p>
          </draw:text-box>
        </draw:frame>
        <draw:custom-shape draw:style-name="gr4" draw:text-style-name="P4" draw:layer="layout" svg:width="5.036cm" svg:height="1.291cm" svg:x="1.3cm" svg:y="2.209cm">
          <text:p text:style-name="P2"><text:span text:style-name="T3">えんぴつでかくもの</text:span></text:p>
          <draw:enhanced-geometry svg:viewBox="0 0 21600 21600" draw:text-areas="800 800 20800 20800" draw:type="round-rectangular-callout" draw:modifiers="24644.6694460989 26465.01547987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3.486cm" svg:height="1.97cm" svg:x="9.514cm" svg:y="1.03cm">
          <text:p text:style-name="P2"><text:span text:style-name="T3">オレンジ</text:span></text:p>
          <text:p text:style-name="P2"><text:span text:style-name="T3">いろの</text:span></text:p>
          <text:p text:style-name="P2"><text:span text:style-name="T3">くだもの</text:span></text:p>
          <draw:enhanced-geometry svg:viewBox="0 0 21600 21600" draw:text-areas="800 800 20800 20800" draw:type="round-rectangular-callout" draw:modifiers="9774.82076283338 38345.2054794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6" draw:layer="layout" svg:width="5.359cm" svg:height="1.937cm" svg:x="12.644cm" svg:y="8.002cm">
          <draw:text-box>
            <text:p><text:span text:style-name="T5">ぱ</text:span></text:p>
          </draw:text-box>
        </draw:frame>
        <draw:frame draw:style-name="gr9" draw:text-style-name="P7" draw:layer="layout" svg:width="5.359cm" svg:height="1.944cm" svg:x="9.997cm" svg:y="5.226cm">
          <draw:text-box>
            <text:p><text:span text:style-name="T6">か　ん</text:span></text:p>
          </draw:text-box>
        </draw:frame>
        <draw:custom-shape draw:style-name="gr4" draw:text-style-name="P4" draw:layer="layout" svg:width="3.498cm" svg:height="1.733cm" svg:x="8.5cm" svg:y="8.067cm">
          <text:p text:style-name="P2"><text:span text:style-name="T3">くびのながい</text:span></text:p>
          <text:p text:style-name="P2"><text:span text:style-name="T3">どうぶつ</text:span></text:p>
          <draw:enhanced-geometry svg:viewBox="0 0 21600 21600" draw:text-areas="800 800 20800 20800" draw:type="round-rectangular-callout" draw:modifiers="16624.406973421 35165.3979238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4.887cm" svg:height="1.7cm" svg:x="1cm" svg:y="13.1cm">
          <text:p text:style-name="P2"><text:span text:style-name="T3">すきのはんたい</text:span></text:p>
          <draw:enhanced-geometry svg:viewBox="0 0 21600 21600" draw:text-areas="800 800 20800 20800" draw:type="round-rectangular-callout" draw:modifiers="24927.495908347 21028.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8cm" svg:x="12.2cm" svg:y="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86cm" svg:height="3.27cm" svg:x="15.514cm" svg:y="0.93cm">
          <text:p text:style-name="P2"><text:span text:style-name="T3">あまいくろい</text:span></text:p>
          <text:p text:style-name="P2"><text:span text:style-name="T3">ものが</text:span></text:p>
          <text:p text:style-name="P2"><text:span text:style-name="T3">はいっている</text:span></text:p>
          <text:p text:style-name="P2"><text:span text:style-name="T3">まるい</text:span></text:p>
          <text:p text:style-name="P2"><text:span text:style-name="T3">たべもの</text:span></text:p>
          <draw:enhanced-geometry svg:viewBox="0 0 21600 21600" draw:text-areas="800 800 20800 20800" draw:type="round-rectangular-callout" draw:modifiers="-4856.43819902495 13015.4692754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9cm" svg:x="17.892cm" svg:y="7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5.092cm" svg:y="7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0.7cm" svg:y="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3.5cm" svg:y="7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6.292cm" svg:y="7.5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86cm" svg:height="2.57cm" svg:x="16.665cm" svg:y="4.4cm">
          <text:p text:style-name="P2"><text:span text:style-name="T3">なかがきいろい</text:span></text:p>
          <text:p text:style-name="P2"><text:span text:style-name="T3">あまい</text:span></text:p>
          <text:p text:style-name="P2"><text:span text:style-name="T3">くだもの</text:span></text:p>
          <draw:enhanced-geometry svg:viewBox="0 0 21600 21600" draw:text-areas="800 800 20800 20800" draw:type="round-rectangular-callout" draw:modifiers="-1357.52172944061 33353.558926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9cm" svg:height="2.809cm" svg:x="6.591cm" svg:y="1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9cm" svg:x="6.591cm" svg:y="16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8.652cm" svg:height="1.985cm" svg:x="6.9cm" svg:y="13.6cm">
          <draw:text-box>
            <text:p><text:span text:style-name="T6">ら</text:span></text:p>
          </draw:text-box>
        </draw:frame>
        <draw:custom-shape draw:style-name="gr2" draw:text-style-name="P2" draw:layer="layout" svg:width="2.809cm" svg:height="2.809cm" svg:x="9.491cm" svg:y="15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9cm" svg:x="12.291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9cm" svg:x="15.191cm" svg:y="15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9cm" svg:x="17.9cm" svg:y="15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9cm" svg:x="20.7cm" svg:y="16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1.5cm" svg:height="1.944cm" svg:x="9.8cm" svg:y="16.3cm">
          <draw:text-box>
            <text:p><text:span text:style-name="T6">ん　ど　ね</text:span></text:p>
          </draw:text-box>
        </draw:frame>
        <draw:custom-shape draw:style-name="gr4" draw:text-style-name="P4" draw:layer="layout" svg:width="4.887cm" svg:height="1.8cm" svg:x="10.8cm" svg:y="13.4cm">
          <text:p text:style-name="P2"><text:span text:style-name="T3">みなみのくに</text:span></text:p>
          <draw:enhanced-geometry svg:viewBox="0 0 21600 21600" draw:text-areas="800 800 20800 20800" draw:type="round-rectangular-callout" draw:modifiers="14560.5564648118 34564.797334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9cm" svg:x="17.857cm" svg:y="13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7.865cm" svg:y="10.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18cm" svg:height="1.805cm" svg:x="18.165cm" svg:y="13.695cm">
          <draw:text-box>
            <text:p><text:span text:style-name="T5">ふ</text:span></text:p>
          </draw:text-box>
        </draw:frame>
        <draw:custom-shape draw:style-name="gr4" draw:text-style-name="P4" draw:layer="layout" svg:width="2.6cm" svg:height="1.6cm" svg:x="20.965cm" svg:y="11.9cm">
          <text:p text:style-name="P2"><text:span text:style-name="T3">ながい</text:span></text:p>
          <text:p text:style-name="P2"><text:span text:style-name="T3">むし</text:span></text:p>
          <draw:enhanced-geometry svg:viewBox="0 0 21600 21600" draw:text-areas="800 800 20800 20800" draw:type="round-rectangular-callout" draw:modifiers="-10148.0968858132 5585.509056839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9cm" svg:x="23.465cm" svg:y="13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3.473cm" svg:y="10.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18cm" svg:height="1.805cm" svg:x="23.773cm" svg:y="13.695cm">
          <draw:text-box>
            <text:p><text:span text:style-name="T5">ん</text:span></text:p>
          </draw:text-box>
        </draw:frame>
        <draw:custom-shape draw:style-name="gr4" draw:text-style-name="P4" draw:layer="layout" svg:width="2.6cm" svg:height="1.6cm" svg:x="26.573cm" svg:y="11.9cm">
          <text:p text:style-name="P2"><text:span text:style-name="T3">おやつ</text:span></text:p>
          <draw:enhanced-geometry svg:viewBox="0 0 21600 21600" draw:text-areas="800 800 20800 20800" draw:type="round-rectangular-callout" draw:modifiers="-10148.0968858132 5585.509056839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7" draw:layer="layout" svg:width="17.165cm" svg:height="1.985cm" svg:x="10cm" svg:y="10.515cm">
          <draw:text-box>
            <text:p><text:span text:style-name="T6">り <text:s text:c="12"/>な　　　　り</text:span></text:p>
          </draw:text-box>
        </draw:frame>
        <draw:custom-shape draw:style-name="gr2" draw:text-style-name="P2" draw:layer="layout" svg:width="2.808cm" svg:height="2.809cm" svg:x="26.257cm" svg:y="4.79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18cm" svg:height="1.805cm" svg:x="26.647cm" svg:y="5.195cm">
          <draw:text-box>
            <text:p><text:span text:style-name="T5">さ</text:span></text:p>
          </draw:text-box>
        </draw:frame>
        <draw:custom-shape draw:style-name="gr4" draw:text-style-name="P4" draw:layer="layout" svg:width="3.7cm" svg:height="2.1cm" svg:x="22.165cm" svg:y="2.2cm">
          <text:p text:style-name="P2"><text:span text:style-name="T3">きにのうえに</text:span></text:p>
          <text:p text:style-name="P2"><text:span text:style-name="T3">すむどうぶつ</text:span></text:p>
          <draw:enhanced-geometry svg:viewBox="0 0 21600 21600" draw:text-areas="800 800 20800 20800" draw:type="round-rectangular-callout" draw:modifiers="26689.2191299649 40948.500713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標準">
        <draw:custom-shape draw:style-name="gr2" draw:text-style-name="P2" draw:layer="layout" svg:width="2.808cm" svg:height="2.809cm" svg:x="17.213cm" svg:y="10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1.613cm" svg:y="1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9cm" svg:x="6.021cm" svg:y="10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8.821cm" svg:y="7.4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8.821cm" svg:y="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11.63cm" svg:y="10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8.812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8.83cm" svg:y="10.29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3cm" svg:height="1.986cm" svg:x="6.421cm" svg:y="10.8cm">
          <draw:text-box>
            <text:p><text:span text:style-name="T5">と</text:span></text:p>
          </draw:text-box>
        </draw:frame>
        <draw:custom-shape draw:style-name="gr4" draw:text-style-name="P4" draw:layer="layout" svg:width="6.836cm" svg:height="1.291cm" svg:x="1.485cm" svg:y="8cm">
          <text:p text:style-name="P2"><text:span text:style-name="T3">いまなんじ？</text:span></text:p>
          <draw:enhanced-geometry svg:viewBox="0 0 21600 21600" draw:text-areas="800 800 20800 20800" draw:type="round-rectangular-callout" draw:modifiers="20412.1105748135 42180.1857585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6" draw:layer="layout" svg:width="5.359cm" svg:height="1.937cm" svg:x="9.221cm" svg:y="8.1cm">
          <draw:text-box>
            <text:p><text:span text:style-name="T5">の</text:span></text:p>
          </draw:text-box>
        </draw:frame>
        <draw:custom-shape draw:style-name="gr2" draw:text-style-name="P2" draw:layer="layout" svg:width="2.808cm" svg:height="2.808cm" svg:x="17.221cm" svg:y="1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7cm" svg:height="1.77cm" svg:x="17.621cm" svg:y="1.9cm">
          <text:p text:style-name="P2"><text:span text:style-name="T3">ちっちゃいむし</text:span></text:p>
          <draw:enhanced-geometry svg:viewBox="0 0 21600 21600" draw:text-areas="800 800 20800 20800" draw:type="round-rectangular-callout" draw:modifiers="-3602.29738353542 5744.55110107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9cm" svg:x="14.421cm" svg:y="1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1.621cm" svg:y="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086cm" svg:height="2.57cm" svg:x="2.221cm" svg:y="1.2cm">
          <text:p text:style-name="P2"><text:span text:style-name="T3">あたまにはえている</text:span></text:p>
          <draw:enhanced-geometry svg:viewBox="0 0 21600 21600" draw:text-areas="800 800 20800 20800" draw:type="round-rectangular-callout" draw:modifiers="26805.7171020207 18827.5379229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9cm" svg:height="2.809cm" svg:x="11.621cm" svg:y="1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8.821cm" svg:y="1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4.421cm" svg:y="4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6cm" svg:x="11.921cm" svg:y="2.2cm">
          <text:p text:style-name="P2"><text:span text:style-name="T3">はっぱの</text:span></text:p>
          <text:p text:style-name="P2"><text:span text:style-name="T3">いろ</text:span></text:p>
          <draw:enhanced-geometry svg:viewBox="0 0 21600 21600" draw:text-areas="800 800 20800 20800" draw:type="round-rectangular-callout" draw:modifiers="10513.4948096886 37101.81136789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9cm" svg:x="17.221cm" svg:y="1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4.421cm" svg:y="15.9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18cm" svg:height="1.805cm" svg:x="12.121cm" svg:y="5.195cm">
          <draw:text-box>
            <text:p><text:span text:style-name="T5">ど</text:span></text:p>
          </draw:text-box>
        </draw:frame>
        <draw:custom-shape draw:style-name="gr4" draw:text-style-name="P4" draw:layer="layout" svg:width="4.4cm" svg:height="1.9cm" svg:x="3.721cm" svg:y="16.3cm">
          <text:p text:style-name="P2"><text:span text:style-name="T3">おみせにいく</text:span></text:p>
          <draw:enhanced-geometry svg:viewBox="0 0 21600 21600" draw:text-areas="800 800 20800 20800" draw:type="round-rectangular-callout" draw:modifiers="30080.981595092 8044.60810099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1.918cm" svg:height="1.805cm" svg:x="12.103cm" svg:y="13.6cm">
          <draw:text-box>
            <text:p><text:span text:style-name="T5">た</text:span></text:p>
          </draw:text-box>
        </draw:frame>
        <draw:frame draw:style-name="gr8" draw:text-style-name="P6" draw:layer="layout" svg:width="2.518cm" svg:height="1.805cm" svg:x="9.303cm" svg:y="2.395cm">
          <draw:text-box>
            <text:p><text:span text:style-name="T5">か</text:span></text:p>
          </draw:text-box>
        </draw:frame>
        <draw:frame draw:style-name="gr8" draw:text-style-name="P6" draw:layer="layout" svg:width="2.518cm" svg:height="1.805cm" svg:x="14.721cm" svg:y="2.2cm">
          <draw:text-box>
            <text:p><text:span text:style-name="T5">あ</text:span></text:p>
          </draw:text-box>
        </draw:frame>
        <draw:custom-shape draw:style-name="gr4" draw:text-style-name="P4" draw:layer="layout" svg:width="6.836cm" svg:height="1.291cm" svg:x="4.085cm" svg:y="13.8cm">
          <text:p text:style-name="P2"><text:span text:style-name="T3">けがをすると？</text:span></text:p>
          <draw:enhanced-geometry svg:viewBox="0 0 21600 21600" draw:text-areas="800 800 20800 20800" draw:type="round-rectangular-callout" draw:modifiers="23729.3549802545 12973.37461300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1.918cm" svg:height="1.805cm" svg:x="14.803cm" svg:y="16.595cm">
          <draw:text-box>
            <text:p><text:span text:style-name="T5">も</text:span></text:p>
          </draw:text-box>
        </draw:frame>
        <draw:frame draw:style-name="gr8" draw:text-style-name="P6" draw:layer="layout" svg:width="1.918cm" svg:height="1.805cm" svg:x="9.321cm" svg:y="16.5cm">
          <draw:text-box>
            <text:p><text:span text:style-name="T5">か</text:span></text:p>
          </draw:text-box>
        </draw:frame>
        <draw:custom-shape draw:style-name="gr2" draw:text-style-name="P2" draw:layer="layout" svg:width="2.808cm" svg:height="2.808cm" svg:x="17.213cm" svg:y="7.4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744cm" svg:height="1.291cm" svg:x="19.321cm" svg:y="5.4cm">
          <text:p text:style-name="P2"><text:span text:style-name="T3">でざーと</text:span></text:p>
          <draw:enhanced-geometry svg:viewBox="0 0 21600 21600" draw:text-areas="800 800 20800 20800" draw:type="round-rectangular-callout" draw:modifiers="-1799.51935914553 42230.3405572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1.918cm" svg:height="1.805cm" svg:x="17.621cm" svg:y="13.695cm">
          <draw:text-box>
            <text:p><text:span text:style-name="T5">も</text:span></text:p>
          </draw:text-box>
        </draw:frame>
        <draw:frame draw:style-name="gr8" draw:text-style-name="P6" draw:layer="layout" svg:width="1.918cm" svg:height="1.805cm" svg:x="17.603cm" svg:y="8.095cm">
          <draw:text-box>
            <text:p><text:span text:style-name="T5">く</text:span></text:p>
          </draw:text-box>
        </draw:frame>
        <draw:custom-shape draw:style-name="gr2" draw:text-style-name="P2" draw:layer="layout" svg:width="2.808cm" svg:height="2.809cm" svg:x="17.213cm" svg:y="10.2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2.857cm" svg:y="10.3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0.057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5.657cm" svg:y="1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836cm" svg:height="1.291cm" svg:x="20.929cm" svg:y="14.009cm">
          <text:p text:style-name="P2"><text:span text:style-name="T3">とってもすき</text:span></text:p>
          <draw:enhanced-geometry svg:viewBox="0 0 21600 21600" draw:text-areas="800 800 20800 20800" draw:type="round-rectangular-callout" draw:modifiers="1554.36594997806 -21516.4086687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1.918cm" svg:height="1.805cm" svg:x="20.447cm" svg:y="10.795cm">
          <draw:text-box>
            <text:p><text:span text:style-name="T5">い</text:span></text:p>
          </draw:text-box>
        </draw:frame>
        <draw:frame draw:style-name="gr8" draw:text-style-name="P6" draw:layer="layout" svg:width="1.918cm" svg:height="1.805cm" svg:x="25.947cm" svg:y="10.795cm">
          <draw:text-box>
            <text:p><text:span text:style-name="T5">き</text:span></text:p>
          </draw:text-box>
        </draw:frame>
        <draw:custom-shape draw:style-name="gr2" draw:text-style-name="P2" draw:layer="layout" svg:width="2.808cm" svg:height="2.809cm" svg:x="22.857cm" svg:y="7.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918cm" svg:height="1.805cm" svg:x="23.365cm" svg:y="8.3cm">
          <draw:text-box>
            <text:p><text:span text:style-name="T5">た</text:span></text:p>
          </draw:text-box>
        </draw:frame>
        <draw:custom-shape draw:style-name="gr4" draw:text-style-name="P4" draw:layer="layout" svg:width="6.836cm" svg:height="1.291cm" svg:x="21.629cm" svg:y="3.709cm">
          <text:p text:style-name="P2"><text:span text:style-name="T3">1 <text:s/>? <text:s/>1 = 2</text:span></text:p>
          <draw:enhanced-geometry svg:viewBox="0 0 21600 21600" draw:text-areas="800 800 20800 20800" draw:type="round-rectangular-callout" draw:modifiers="8988.152698552 71988.85448916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draw:layer="layout" svg:width="0.7cm" svg:height="0.8cm" svg:x="24.165cm" svg:y="3.9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標準">
        <draw:custom-shape draw:style-name="gr2" draw:text-style-name="P2" draw:layer="layout" svg:width="2.808cm" svg:height="2.809cm" svg:x="17.213cm" svg:y="10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1.613cm" svg:y="1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9cm" svg:x="6.021cm" svg:y="10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17.257cm" svg:y="4.6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1.657cm" svg:y="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11.63cm" svg:y="10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6.056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8.83cm" svg:y="10.2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291cm" svg:x="9.165cm" svg:y="8.6cm">
          <text:p text:style-name="P2"><text:span text:style-name="T3">みるく</text:span></text:p>
          <draw:enhanced-geometry svg:viewBox="0 0 21600 21600" draw:text-areas="800 800 20800 20800" draw:type="round-rectangular-callout" draw:modifiers="11941.8685121107 42715.1702786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8cm" svg:x="22.857cm" svg:y="1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7cm" svg:height="1.77cm" svg:x="23.565cm" svg:y="2.4cm">
          <text:p text:style-name="P2"><text:span text:style-name="T3">なかにはいっては</text:span></text:p>
          <text:p text:style-name="P2"><text:span text:style-name="T3">いけません</text:span></text:p>
          <draw:enhanced-geometry svg:viewBox="0 0 21600 21600" draw:text-areas="800 800 20800 20800" draw:type="round-rectangular-callout" draw:modifiers="-3602.29738353542 5744.55110107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9cm" svg:x="20.065cm" svg:y="1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1.665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86cm" svg:height="1.9cm" svg:x="1.765cm" svg:y="7.5cm">
          <text:p text:style-name="P2"><text:span text:style-name="T3">とじまり</text:span></text:p>
          <draw:enhanced-geometry svg:viewBox="0 0 21600 21600" draw:text-areas="800 800 20800 20800" draw:type="round-rectangular-callout" draw:modifiers="30949.1585473871 17850.3945291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9cm" svg:height="2.809cm" svg:x="11.621cm" svg:y="1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0.065cm" svg:y="1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4.421cm" svg:y="4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cm" svg:height="1.6cm" svg:x="14.165cm" svg:y="2.5cm">
          <text:p text:style-name="P2"><text:span text:style-name="T3">れいぞうこにくっつく</text:span></text:p>
          <draw:enhanced-geometry svg:viewBox="0 0 21600 21600" draw:text-areas="800 800 20800 20800" draw:type="round-rectangular-callout" draw:modifiers="5063.06239585262 37101.81136789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9cm" svg:x="14.365cm" svg:y="10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0.057cm" svg:y="13.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18cm" svg:height="1.805cm" svg:x="12.065cm" svg:y="8.1cm">
          <draw:text-box>
            <text:p><text:span text:style-name="T5">ど</text:span></text:p>
          </draw:text-box>
        </draw:frame>
        <draw:custom-shape draw:style-name="gr4" draw:text-style-name="P4" draw:layer="layout" svg:width="4.4cm" svg:height="1.9cm" svg:x="23.265cm" svg:y="11.3cm">
          <text:p text:style-name="P2"><text:span text:style-name="T3">まえのはんたい</text:span></text:p>
          <draw:enhanced-geometry svg:viewBox="0 0 21600 21600" draw:text-areas="800 800 20800 20800" draw:type="round-rectangular-callout" draw:modifiers="-4942.33128834356 31053.5507627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6" draw:layer="layout" svg:width="1.918cm" svg:height="4.913cm" svg:x="12.103cm" svg:y="13.6cm">
          <draw:text-box>
            <text:p><text:span text:style-name="T5">し</text:span></text:p>
            <text:p><text:span text:style-name="T5"/></text:p>
            <text:p><text:span text:style-name="T5">ゃ</text:span></text:p>
          </draw:text-box>
        </draw:frame>
        <draw:frame draw:style-name="gr8" draw:text-style-name="P6" draw:layer="layout" svg:width="2.518cm" svg:height="1.805cm" svg:x="6.147cm" svg:y="7.9cm">
          <draw:text-box>
            <text:p><text:span text:style-name="T5">か</text:span></text:p>
          </draw:text-box>
        </draw:frame>
        <draw:custom-shape draw:style-name="gr4" draw:text-style-name="P4" draw:layer="layout" svg:width="4.056cm" svg:height="1.291cm" svg:x="6.865cm" svg:y="13.8cm">
          <text:p text:style-name="P2"><text:span text:style-name="T3">くるま</text:span></text:p>
          <draw:enhanced-geometry svg:viewBox="0 0 21600 21600" draw:text-areas="800 800 20800 20800" draw:type="round-rectangular-callout" draw:modifiers="25188.4643825487 12973.37461300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1.918cm" svg:height="1.805cm" svg:x="20.647cm" svg:y="13.595cm">
          <draw:text-box>
            <text:p><text:span text:style-name="T5">し</text:span></text:p>
          </draw:text-box>
        </draw:frame>
        <draw:frame draw:style-name="gr8" draw:text-style-name="P6" draw:layer="layout" svg:width="1.918cm" svg:height="1.805cm" svg:x="23.265cm" svg:y="16.4cm">
          <draw:text-box>
            <text:p><text:span text:style-name="T5">ば</text:span></text:p>
          </draw:text-box>
        </draw:frame>
        <draw:custom-shape draw:style-name="gr2" draw:text-style-name="P2" draw:layer="layout" svg:width="2.808cm" svg:height="2.808cm" svg:x="20.057cm" svg:y="4.692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918cm" svg:height="2.305cm" svg:x="20.565cm" svg:y="2.3cm">
          <draw:text-box>
            <text:p><text:span text:style-name="T5">さ</text:span></text:p>
          </draw:text-box>
        </draw:frame>
        <draw:custom-shape draw:style-name="gr2" draw:text-style-name="P2" draw:layer="layout" svg:width="2.808cm" svg:height="2.809cm" svg:x="17.213cm" svg:y="10.2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0.057cm" svg:y="10.2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836cm" svg:height="1.291cm" svg:x="21.529cm" svg:y="19.209cm">
          <text:p text:style-name="P2"><text:span text:style-name="T3">にもつをひくどうぶつ</text:span></text:p>
          <draw:enhanced-geometry svg:viewBox="0 0 21600 21600" draw:text-areas="800 800 20800 20800" draw:type="round-rectangular-callout" draw:modifiers="8924.96709082931 -17019.1950464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13.644cm" svg:height="1.986cm" svg:x="9.665cm" svg:y="10.7cm">
          <draw:text-box>
            <text:p><text:span text:style-name="T5">ゅ　　　　に　ゅ　　</text:span></text:p>
          </draw:text-box>
        </draw:frame>
        <draw:frame draw:style-name="gr8" draw:text-style-name="P6" draw:layer="layout" svg:width="6cm" svg:height="1.805cm" svg:x="14.865cm" svg:y="5.1cm">
          <draw:text-box>
            <text:p><text:span text:style-name="T5">し　　ゃ</text:span></text:p>
          </draw:text-box>
        </draw:frame>
      </draw:page>
      <draw:page draw:name="page7" draw:style-name="dp1" draw:master-page-name="標準">
        <draw:custom-shape draw:style-name="gr2" draw:text-style-name="P2" draw:layer="layout" svg:width="2.808cm" svg:height="2.809cm" svg:x="16.213cm" svg:y="9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0.613cm" svg:y="1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9cm" svg:x="7.865cm" svg:y="9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13.557cm" svg:y="4.2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1.857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10.63cm" svg:y="9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21.865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21.856cm" svg:y="9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1.7cm" svg:x="25.465cm" svg:y="14.7cm">
          <text:p text:style-name="P2"><text:span text:style-name="T3">おうさまが</text:span></text:p>
          <text:p text:style-name="P2"><text:span text:style-name="T3">かぶる</text:span></text:p>
          <draw:enhanced-geometry svg:viewBox="0 0 21600 21600" draw:text-areas="800 800 20800 20800" draw:type="round-rectangular-callout" draw:modifiers="-8212.46251249583 21650.7936507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8cm" svg:x="21.865cm" svg:y="1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4.657cm" svg:y="7.0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0.665cm" svg:y="7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86cm" svg:height="1.9cm" svg:x="23.079cm" svg:y="4cm">
          <text:p text:style-name="P2"><text:span text:style-name="T3">きんぞくの</text:span></text:p>
          <text:p text:style-name="P2"><text:span text:style-name="T3">ようき</text:span></text:p>
          <draw:enhanced-geometry svg:viewBox="0 0 21600 21600" draw:text-areas="800 800 20800 20800" draw:type="round-rectangular-callout" draw:modifiers="16287.6882196634 43165.9126775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9cm" svg:height="2.809cm" svg:x="10.621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6.257cm" svg:y="15.4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3.465cm" svg:y="7.0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3cm" svg:height="1.6cm" svg:x="11.265cm" svg:y="2.1cm">
          <text:p text:style-name="P2"><text:span text:style-name="T3">きょうりゅうからとりになった</text:span></text:p>
          <draw:enhanced-geometry svg:viewBox="0 0 21600 21600" draw:text-areas="800 800 20800 20800" draw:type="round-rectangular-callout" draw:modifiers="9366.60731406657 37101.81136789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9cm" svg:x="13.457cm" svg:y="9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6.265cm" svg:y="12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1.9cm" svg:x="1.865cm" svg:y="10.7cm">
          <text:p text:style-name="P2"><text:span text:style-name="T3">はやいのりもの</text:span></text:p>
          <draw:enhanced-geometry svg:viewBox="0 0 21600 21600" draw:text-areas="800 800 20800 20800" draw:type="round-rectangular-callout" draw:modifiers="31887.1165644172 16589.1635981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6" draw:layer="layout" svg:width="1.918cm" svg:height="4.913cm" svg:x="11.103cm" svg:y="13.2cm">
          <draw:text-box>
            <text:p><text:span text:style-name="T5">し</text:span></text:p>
            <text:p><text:span text:style-name="T5"/></text:p>
            <text:p><text:span text:style-name="T5">ゃ</text:span></text:p>
          </draw:text-box>
        </draw:frame>
        <draw:custom-shape draw:style-name="gr4" draw:text-style-name="P4" draw:layer="layout" svg:width="4.056cm" svg:height="1.291cm" svg:x="6.309cm" svg:y="8.009cm">
          <text:p text:style-name="P2"><text:span text:style-name="T3">せんろのうえ</text:span></text:p>
          <text:p text:style-name="P2"><text:span text:style-name="T3">をはしる</text:span></text:p>
          <draw:enhanced-geometry svg:viewBox="0 0 21600 21600" draw:text-areas="800 800 20800 20800" draw:type="round-rectangular-callout" draw:modifiers="25188.4643825487 12973.37461300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8cm" svg:x="16.265cm" svg:y="7.092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918cm" svg:height="2.305cm" svg:x="25.065cm" svg:y="7.5cm">
          <draw:text-box>
            <text:p><text:span text:style-name="T5">ん</text:span></text:p>
          </draw:text-box>
        </draw:frame>
        <draw:custom-shape draw:style-name="gr2" draw:text-style-name="P2" draw:layer="layout" svg:width="2.808cm" svg:height="2.809cm" svg:x="16.213cm" svg:y="9.8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9.057cm" svg:y="9.8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836cm" svg:height="1.291cm" svg:x="18.365cm" svg:y="18.609cm">
          <text:p text:style-name="P2"><text:span text:style-name="T3">てつ　とか　どう</text:span></text:p>
          <draw:enhanced-geometry svg:viewBox="0 0 21600 21600" draw:text-areas="800 800 20800 20800" draw:type="round-rectangular-callout" draw:modifiers="638.174637999122 -15932.5077399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6cm" svg:height="1.805cm" svg:x="13.865cm" svg:y="4.7cm">
          <draw:text-box>
            <text:p><text:span text:style-name="T5">し</text:span></text:p>
          </draw:text-box>
        </draw:frame>
        <draw:frame draw:style-name="gr14" draw:text-style-name="P6" draw:layer="layout" svg:width="2cm" svg:height="4cm" svg:x="22.365cm" svg:y="13.2cm">
          <draw:text-box>
            <text:p><text:span text:style-name="T5">む</text:span></text:p>
          </draw:text-box>
        </draw:frame>
        <draw:frame draw:style-name="gr8" draw:text-style-name="P6" draw:layer="layout" svg:width="18cm" svg:height="1.805cm" svg:x="8.265cm" svg:y="10.495cm">
          <draw:text-box>
            <text:p><text:span text:style-name="T5">し　　　　　　　ん　せ　</text:span></text:p>
          </draw:text-box>
        </draw:frame>
        <draw:custom-shape draw:style-name="gr4" draw:text-style-name="P4" draw:layer="layout" svg:width="3cm" svg:height="1.77cm" svg:x="7.265cm" svg:y="5.73cm">
          <text:p text:style-name="P2"><text:span text:style-name="T3">こんせんと</text:span></text:p>
          <draw:enhanced-geometry svg:viewBox="0 0 21600 21600" draw:text-areas="800 800 20800 20800" draw:type="round-rectangular-callout" draw:modifiers="27984.2719093635 24173.4613212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5" draw:text-style-name="P8" draw:layer="layout" svg:x1="10.865cm" svg:y1="7.7cm" svg:x2="11.965cm" svg:y2="7.7cm">
          <text:p/>
        </draw:line>
        <draw:line draw:style-name="gr15" draw:text-style-name="P8" draw:layer="layout" svg:x1="11.065cm" svg:y1="8.3cm" svg:x2="11.065cm" svg:y2="9.5cm">
          <text:p/>
        </draw:line>
      </draw:page>
      <draw:page draw:name="page8" draw:style-name="dp1" draw:master-page-name="標準">
        <draw:custom-shape draw:style-name="gr16" draw:text-style-name="P2" draw:layer="layout" svg:width="2.808cm" svg:height="2.809cm" svg:x="16.213cm" svg:y="9.8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808cm" svg:height="2.809cm" svg:x="7.857cm" svg:y="9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808cm" svg:height="2.808cm" svg:x="5.065cm" svg:y="7.0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808cm" svg:height="2.809cm" svg:x="21.857cm" svg:y="15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808cm" svg:height="2.808cm" svg:x="10.63cm" svg:y="9.89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809cm" svg:height="2.808cm" svg:x="21.865cm" svg:y="7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809cm" svg:height="2.808cm" svg:x="21.856cm" svg:y="9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cm" svg:height="1.7cm" svg:x="25.465cm" svg:y="14.7cm">
          <text:p text:style-name="P2"><text:span text:style-name="T3">おうさまが</text:span></text:p>
          <text:p text:style-name="P2"><text:span text:style-name="T3">かぶる</text:span></text:p>
          <draw:enhanced-geometry svg:viewBox="0 0 21600 21600" draw:text-areas="800 800 20800 20800" draw:type="round-rectangular-callout" draw:modifiers="-8212.46251249583 21650.7936507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" draw:layer="layout" svg:width="2.808cm" svg:height="2.808cm" svg:x="21.865cm" svg:y="12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808cm" svg:height="2.809cm" svg:x="24.657cm" svg:y="7.0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808cm" svg:height="2.809cm" svg:x="10.665cm" svg:y="7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386cm" svg:height="1.9cm" svg:x="19.479cm" svg:y="4.2cm">
          <text:p text:style-name="P2"><text:span text:style-name="T3">きいろい</text:span></text:p>
          <text:p text:style-name="P2"><text:span text:style-name="T3">はな</text:span></text:p>
          <draw:enhanced-geometry svg:viewBox="0 0 21600 21600" draw:text-areas="800 800 20800 20800" draw:type="round-rectangular-callout" draw:modifiers="16287.6882196634 43165.9126775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" draw:layer="layout" svg:width="2.809cm" svg:height="2.809cm" svg:x="5.056cm" svg:y="9.8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808cm" svg:height="2.809cm" svg:x="13.465cm" svg:y="7.09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7.3cm" svg:height="1.6cm" svg:x="11.265cm" svg:y="2.1cm">
          <text:p text:style-name="P2"><text:span text:style-name="T3">ちいさなとり</text:span></text:p>
          <draw:enhanced-geometry svg:viewBox="0 0 21600 21600" draw:text-areas="800 800 20800 20800" draw:type="round-rectangular-callout" draw:modifiers="420.106834680181 72017.9887570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2.808cm" svg:height="2.809cm" svg:x="16.265cm" svg:y="12.69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4.4cm" svg:height="1.9cm" svg:x="8.465cm" svg:y="14.8cm">
          <text:p text:style-name="P2"><text:span text:style-name="T3">してはいけません</text:span></text:p>
          <draw:enhanced-geometry svg:viewBox="0 0 21600 21600" draw:text-areas="800 800 20800 20800" draw:type="round-rectangular-callout" draw:modifiers="4917.79141104295 -24861.0205155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4" draw:layer="layout" svg:width="4.056cm" svg:height="1.291cm" svg:x="22.809cm" svg:y="3.009cm">
          <text:p text:style-name="P2"><text:span text:style-name="T3">つよいとり</text:span></text:p>
          <draw:enhanced-geometry svg:viewBox="0 0 21600 21600" draw:text-areas="800 800 20800 20800" draw:type="round-rectangular-callout" draw:modifiers="2214.83855065319 71604.3343653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" draw:layer="layout" svg:width="2.808cm" svg:height="2.808cm" svg:x="16.265cm" svg:y="7.092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918cm" svg:height="2.305cm" svg:x="25.065cm" svg:y="7.5cm">
          <draw:text-box>
            <text:p><text:span text:style-name="T5">か</text:span></text:p>
          </draw:text-box>
        </draw:frame>
        <draw:custom-shape draw:style-name="gr16" draw:text-style-name="P2" draw:layer="layout" svg:width="2.808cm" svg:height="2.809cm" svg:x="16.213cm" svg:y="9.8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808cm" svg:height="2.809cm" svg:x="19.057cm" svg:y="9.89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6.836cm" svg:height="1.291cm" svg:x="9.865cm" svg:y="17.609cm">
          <text:p text:style-name="P2"><text:span text:style-name="T3">ちいさなさかな</text:span></text:p>
          <draw:enhanced-geometry svg:viewBox="0 0 21600 21600" draw:text-areas="800 800 20800 20800" draw:type="round-rectangular-callout" draw:modifiers="21126.1079420799 -46660.6811145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6" draw:layer="layout" svg:width="2cm" svg:height="4cm" svg:x="22.365cm" svg:y="13.2cm">
          <draw:text-box>
            <text:p><text:span text:style-name="T5">ぽ</text:span></text:p>
          </draw:text-box>
        </draw:frame>
        <draw:frame draw:style-name="gr8" draw:text-style-name="P6" draw:layer="layout" svg:width="9.1cm" svg:height="1.805cm" svg:x="16.765cm" svg:y="10.4cm">
          <draw:text-box>
            <text:p><text:span text:style-name="T5">だ　え　</text:span></text:p>
          </draw:text-box>
        </draw:frame>
        <draw:custom-shape draw:style-name="gr26" draw:text-style-name="P4" draw:layer="layout" svg:width="4.1cm" svg:height="2.67cm" svg:x="7.965cm" svg:y="3.7cm">
          <text:p text:style-name="P2"><text:span text:style-name="T3">こめのうえ</text:span></text:p>
          <text:p text:style-name="P2"><text:span text:style-name="T3">にさかな</text:span></text:p>
          <text:p text:style-name="P2"><text:span text:style-name="T3">がのっている</text:span></text:p>
          <draw:enhanced-geometry svg:viewBox="0 0 21600 21600" draw:text-areas="800 800 20800 20800" draw:type="round-rectangular-callout" draw:modifiers="15495.5376737381 40927.5926619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5" draw:text-style-name="P8" draw:layer="layout" svg:x1="10.865cm" svg:y1="7.7cm" svg:x2="11.965cm" svg:y2="7.7cm">
          <text:p/>
        </draw:line>
        <draw:line draw:style-name="gr15" draw:text-style-name="P8" draw:layer="layout" svg:x1="11.065cm" svg:y1="8.3cm" svg:x2="11.065cm" svg:y2="9.5cm">
          <text:p/>
        </draw:line>
        <draw:frame draw:style-name="gr13" draw:text-style-name="P6" draw:layer="layout" svg:width="1.918cm" svg:height="2.305cm" svg:x="13.865cm" svg:y="7.595cm">
          <draw:text-box>
            <text:p><text:span text:style-name="T5">ず</text:span></text:p>
          </draw:text-box>
        </draw:frame>
        <draw:line draw:style-name="gr15" draw:text-style-name="P8" draw:layer="layout" svg:x1="22.165cm" svg:y1="7.6cm" svg:x2="22.165cm" svg:y2="8.8cm">
          <text:p/>
        </draw:line>
        <draw:line draw:style-name="gr15" draw:text-style-name="P8" draw:layer="layout" svg:x1="22.665cm" svg:y1="7.3cm" svg:x2="23.765cm" svg:y2="7.3cm">
          <text:p/>
        </draw:line>
        <draw:custom-shape draw:style-name="gr27" draw:text-style-name="P4" draw:layer="layout" svg:width="4.336cm" svg:height="1.9cm" svg:x="17.065cm" svg:y="16.2cm">
          <text:p/>
          <draw:enhanced-geometry svg:viewBox="0 0 21600 21600" draw:text-areas="800 800 20800 20800" draw:type="round-rectangular-callout" draw:modifiers="17939.4051187457 -41097.9484481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9" draw:layer="layout" svg:width="2.5cm" svg:height="1.3cm" svg:x="17.765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918cm" svg:height="2.305cm" svg:x="8.165cm" svg:y="10.095cm">
          <draw:text-box>
            <text:p><text:span text:style-name="T5">ん</text:span></text:p>
          </draw:text-box>
        </draw:frame>
        <draw:custom-shape draw:style-name="gr17" draw:text-style-name="P2" draw:layer="layout" svg:width="2.808cm" svg:height="2.808cm" svg:x="5.065cm" svg:y="7.09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808cm" svg:height="2.808cm" svg:x="5.065cm" svg:y="7.09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808cm" svg:height="2.808cm" svg:x="5.057cm" svg:y="4.29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808cm" svg:height="2.808cm" svg:x="5.065cm" svg:y="12.692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918cm" svg:height="2.305cm" svg:x="5.547cm" svg:y="13.3cm">
          <draw:text-box>
            <text:p><text:span text:style-name="T5">ん</text:span></text:p>
          </draw:text-box>
        </draw:frame>
        <draw:frame draw:style-name="gr12" draw:text-style-name="P6" draw:layer="layout" svg:width="6cm" svg:height="4.913cm" svg:x="5.565cm" svg:y="4.887cm">
          <draw:text-box>
            <text:p><text:span text:style-name="T5">も</text:span></text:p>
            <text:p><text:span text:style-name="T5"/></text:p>
            <text:p><text:span text:style-name="T5">っ</text:span></text:p>
          </draw:text-box>
        </draw:frame>
        <draw:custom-shape draw:style-name="gr26" draw:text-style-name="P4" draw:layer="layout" svg:width="4.1cm" svg:height="2.67cm" svg:x="2.165cm" svg:y="0.4cm">
          <text:p text:style-name="P2"><text:span text:style-name="T3">たたくがっき</text:span></text:p>
          <draw:enhanced-geometry svg:viewBox="0 0 21600 21600" draw:text-areas="800 800 20800 20800" draw:type="round-rectangular-callout" draw:modifiers="15495.5376737381 40927.5926619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標準">
        <draw:custom-shape draw:style-name="gr2" draw:text-style-name="P2" draw:layer="layout" svg:width="2.808cm" svg:height="2.808cm" svg:x="6.957cm" svg:y="1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2.513cm" svg:y="12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9.765cm" svg:y="14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9.77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0.965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12.565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20.956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15.356cm" svg:y="0.9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20.965cm" svg:y="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5.365cm" svg:y="3.7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6.965cm" svg:y="9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86cm" svg:height="1.9cm" svg:x="16.465cm" svg:y="11.8cm">
          <text:p text:style-name="P2"><text:span text:style-name="T3">きれいな</text:span></text:p>
          <text:p text:style-name="P2"><text:span text:style-name="T3">ひと</text:span></text:p>
          <draw:enhanced-geometry svg:viewBox="0 0 21600 21600" draw:text-areas="800 800 20800 20800" draw:type="round-rectangular-callout" draw:modifiers="-8666.78476527901 25235.98106259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9cm" svg:height="2.809cm" svg:x="9.765cm" svg:y="6.5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9.765cm" svg:y="9.3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2.565cm" svg:y="14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12.565cm" svg:y="9.3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2.513cm" svg:y="12.1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6.965cm" svg:y="3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836cm" svg:height="1.291cm" svg:x="6.165cm" svg:y="18.5cm">
          <text:p text:style-name="P2"><text:span text:style-name="T3">ねるときにつかう</text:span></text:p>
          <draw:enhanced-geometry svg:viewBox="0 0 21600 21600" draw:text-areas="800 800 20800 20800" draw:type="round-rectangular-callout" draw:modifiers="16020.7108380869 -17303.4055727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2.1cm" svg:height="1.805cm" svg:x="21.265cm" svg:y="15.3cm">
          <draw:text-box>
            <text:p><text:span text:style-name="T5">ぼ</text:span></text:p>
          </draw:text-box>
        </draw:frame>
        <draw:frame draw:style-name="gr8" draw:text-style-name="P6" draw:layer="layout" svg:width="1.6cm" svg:height="1.805cm" svg:x="13.165cm" svg:y="12.7cm">
          <draw:text-box>
            <text:p><text:span text:style-name="T5">じ</text:span></text:p>
          </draw:text-box>
        </draw:frame>
        <draw:custom-shape draw:style-name="gr4" draw:text-style-name="P4" draw:layer="layout" svg:width="4.4cm" svg:height="1.27cm" svg:x="3.965cm" svg:y="7.4cm">
          <text:p text:style-name="P2"><text:span text:style-name="T3">よるのそらが</text:span></text:p>
          <text:p text:style-name="P2"><text:span text:style-name="T3">きれいになる</text:span></text:p>
          <draw:enhanced-geometry svg:viewBox="0 0 21600 21600" draw:text-areas="800 800 20800 20800" draw:type="round-rectangular-callout" draw:modifiers="21585.2760736196 42418.25334382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6" draw:layer="layout" svg:width="1.918cm" svg:height="2.305cm" svg:x="7.447cm" svg:y="12.595cm">
          <draw:text-box>
            <text:p><text:span text:style-name="T5">｜</text:span></text:p>
          </draw:text-box>
        </draw:frame>
        <draw:custom-shape draw:style-name="gr4" draw:text-style-name="P4" draw:layer="layout" svg:width="4.336cm" svg:height="1.9cm" svg:x="16.065cm" svg:y="9.8cm">
          <text:p text:style-name="P2"><text:span text:style-name="T3">5</text:span><text:span text:style-name="T3">月にたてる</text:span></text:p>
          <draw:enhanced-geometry svg:viewBox="0 0 21600 21600" draw:text-areas="800 800 20800 20800" draw:type="round-rectangular-callout" draw:modifiers="25683.9289831681 10146.6596528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8cm" svg:x="9.77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9.77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9.76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6.957cm" svg:y="14.992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918cm" svg:height="2.305cm" svg:x="15.965cm" svg:y="1.395cm">
          <draw:text-box>
            <text:p><text:span text:style-name="T5">ち</text:span></text:p>
          </draw:text-box>
        </draw:frame>
        <draw:frame draw:style-name="gr8" draw:text-style-name="P6" draw:layer="layout" svg:width="1.7cm" svg:height="1.805cm" svg:x="21.665cm" svg:y="9.8cm">
          <draw:text-box>
            <text:p><text:span text:style-name="T5">い</text:span></text:p>
          </draw:text-box>
        </draw:frame>
        <draw:custom-shape draw:style-name="gr4" draw:text-style-name="P4" draw:layer="layout" svg:width="4.1cm" svg:height="2cm" svg:x="2.565cm" svg:y="4.7cm">
          <text:p text:style-name="P2"><text:span text:style-name="T3">うたをうたって</text:span></text:p>
          <text:p text:style-name="P2"><text:span text:style-name="T3">たのしい</text:span></text:p>
          <draw:enhanced-geometry svg:viewBox="0 0 21600 21600" draw:text-areas="800 800 20800 20800" draw:type="round-rectangular-callout" draw:modifiers="24244.0380395026 14324.4377811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6" draw:layer="layout" svg:width="1.918cm" svg:height="2.305cm" svg:x="10.147cm" svg:y="1.4cm">
          <draw:text-box>
            <text:p><text:span text:style-name="T5">ひ</text:span></text:p>
          </draw:text-box>
        </draw:frame>
        <draw:frame draw:style-name="gr13" draw:text-style-name="P6" draw:layer="layout" svg:width="1.918cm" svg:height="2.305cm" svg:x="10.247cm" svg:y="7.1cm">
          <draw:text-box>
            <text:p><text:span text:style-name="T5">が</text:span></text:p>
          </draw:text-box>
        </draw:frame>
        <draw:custom-shape draw:style-name="gr4" draw:text-style-name="P4" draw:layer="layout" svg:width="4.056cm" svg:height="1.291cm" svg:x="5.209cm" svg:y="1.009cm">
          <text:p text:style-name="P2"><text:span text:style-name="T3">あいうえお</text:span></text:p>
          <draw:enhanced-geometry svg:viewBox="0 0 21600 21600" draw:text-areas="800 800 20800 20800" draw:type="round-rectangular-callout" draw:modifiers="26184.0769041163 33486.6873065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6" draw:layer="layout" svg:width="1.918cm" svg:height="2.305cm" svg:x="7.347cm" svg:y="4.295cm">
          <draw:text-box>
            <text:p><text:span text:style-name="T5">か</text:span></text:p>
          </draw:text-box>
        </draw:frame>
        <draw:frame draw:style-name="gr13" draw:text-style-name="P6" draw:layer="layout" svg:width="1.918cm" svg:height="2.305cm" svg:x="13.147cm" svg:y="4.195cm">
          <draw:text-box>
            <text:p><text:span text:style-name="T5">お</text:span></text:p>
          </draw:text-box>
        </draw:frame>
        <draw:custom-shape draw:style-name="gr2" draw:text-style-name="P2" draw:layer="layout" svg:width="2.809cm" svg:height="2.808cm" svg:x="15.365cm" svg:y="6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56cm" svg:height="1.291cm" svg:x="18.809cm" svg:y="1.209cm">
          <text:p text:style-name="P2"><text:span text:style-name="T3">とちのかたち</text:span></text:p>
          <draw:enhanced-geometry svg:viewBox="0 0 21600 21600" draw:text-areas="800 800 20800 20800" draw:type="round-rectangular-callout" draw:modifiers="-5175.05545969929 27769.0402476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9cm" svg:height="2.808cm" svg:x="18.156cm" svg:y="6.5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20.956cm" svg:y="6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56cm" svg:height="1.291cm" svg:x="19.665cm" svg:y="3.709cm">
          <text:p text:style-name="P2"><text:span text:style-name="T3">せきせい</text:span></text:p>
          <draw:enhanced-geometry svg:viewBox="0 0 21600 21600" draw:text-areas="800 800 20800 20800" draw:type="round-rectangular-callout" draw:modifiers="2214.83855065319 71604.3343653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6" draw:layer="layout" svg:width="1.918cm" svg:height="1.9cm" svg:x="18.647cm" svg:y="7.1cm">
          <draw:text-box>
            <text:p><text:span text:style-name="T5">ん</text:span></text:p>
          </draw:text-box>
        </draw:frame>
        <draw:custom-shape draw:style-name="gr2" draw:text-style-name="P2" draw:layer="layout" svg:width="2.809cm" svg:height="2.808cm" svg:x="20.956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6cm" svg:height="1.805cm" svg:x="10.465cm" svg:y="15.495cm">
          <draw:text-box>
            <text:p><text:span text:style-name="T5">と</text:span></text:p>
          </draw:text-box>
        </draw:frame>
        <draw:line draw:style-name="gr15" draw:text-style-name="P8" draw:layer="layout" svg:x1="7.765cm" svg:y1="9.8cm" svg:x2="9.065cm" svg:y2="9.8cm">
          <text:p/>
        </draw:line>
        <draw:line draw:style-name="gr15" draw:text-style-name="P8" draw:layer="layout" svg:x1="7.765cm" svg:y1="9.8cm" svg:x2="7.765cm" svg:y2="11.5cm">
          <text:p/>
        </draw:line>
        <draw:custom-shape draw:style-name="gr4" draw:text-style-name="P4" draw:layer="layout" svg:width="4.4cm" svg:height="1.27cm" svg:x="2.165cm" svg:y="9.33cm">
          <text:p text:style-name="P2"><text:span text:style-name="T3">はんぶん</text:span></text:p>
          <draw:enhanced-geometry svg:viewBox="0 0 21600 21600" draw:text-areas="800 800 20800 20800" draw:type="round-rectangular-callout" draw:modifiers="26650.3067484663 21226.1211644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標準">
        <draw:custom-shape draw:style-name="gr2" draw:text-style-name="P2" draw:layer="layout" svg:width="2.808cm" svg:height="2.808cm" svg:x="20.557cm" svg:y="1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4.957cm" svg:y="1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26.174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6.565cm" svg:y="1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12.157cm" svg:y="9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6.556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0.956cm" svg:y="-4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6.565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2.165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7.757cm" svg:y="14.8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86cm" svg:height="1.9cm" svg:x="11.365cm" svg:y="3.3cm">
          <text:p text:style-name="P2"><text:span text:style-name="T3">つるっと</text:span></text:p>
          <text:p text:style-name="P2"><text:span text:style-name="T3">すべって</text:span></text:p>
          <draw:enhanced-geometry svg:viewBox="0 0 21600 21600" draw:text-areas="800 800 20800 20800" draw:type="round-rectangular-callout" draw:modifiers="-4202.65721877768 46529.1951604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9cm" svg:height="2.809cm" svg:x="12.156cm" svg:y="1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4.965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3.757cm" svg:y="9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0.957cm" svg:y="3.6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0.965cm" svg:y="9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3.365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836cm" svg:height="1.291cm" svg:x="10.265cm" svg:y="18.7cm">
          <text:p text:style-name="P2"><text:span text:style-name="T3">植木鉢にのった小さな木</text:span></text:p>
          <draw:enhanced-geometry svg:viewBox="0 0 21600 21600" draw:text-areas="800 800 20800 20800" draw:type="round-rectangular-callout" draw:modifiers="571.829749890303 -66555.4179566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2.1cm" svg:height="1.805cm" svg:x="6.865cm" svg:y="15.395cm">
          <draw:text-box>
            <text:p><text:span text:style-name="T5">う</text:span></text:p>
          </draw:text-box>
        </draw:frame>
        <draw:frame draw:style-name="gr8" draw:text-style-name="P6" draw:layer="layout" svg:width="1.6cm" svg:height="1.805cm" svg:x="1.465cm" svg:y="4.3cm">
          <draw:text-box draw:corner-radius="0.4cm">
            <text:p><text:span text:style-name="T5">じ</text:span></text:p>
          </draw:text-box>
        </draw:frame>
        <draw:custom-shape draw:style-name="gr4" draw:text-style-name="P4" draw:layer="layout" svg:width="4.4cm" svg:height="1.27cm" svg:x="15.065cm" svg:y="9.33cm">
          <text:p text:style-name="P2"><text:span text:style-name="T3">あたまが</text:span></text:p>
          <text:p text:style-name="P2"><text:span text:style-name="T3">すごくいい</text:span></text:p>
          <draw:enhanced-geometry svg:viewBox="0 0 21600 21600" draw:text-areas="800 800 20800 20800" draw:type="round-rectangular-callout" draw:modifiers="-2787.73006134969 19067.82061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4.336cm" svg:height="1.9cm" svg:x="9.865cm" svg:y="1cm">
          <text:p text:style-name="P2"><text:span text:style-name="T3">おわんに乗って</text:span></text:p>
          <draw:enhanced-geometry svg:viewBox="0 0 21600 21600" draw:text-areas="800 800 20800 20800" draw:type="round-rectangular-callout" draw:modifiers="-5343.97048651141 37802.84061020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8cm" svg:x="26.174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26.174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0.96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9.357cm" svg:y="12.1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918cm" svg:height="2.305cm" svg:x="1.565cm" svg:y="-4.305cm">
          <draw:text-box>
            <text:p><text:span text:style-name="T5">ち</text:span></text:p>
          </draw:text-box>
        </draw:frame>
        <draw:frame draw:style-name="gr8" draw:text-style-name="P6" draw:layer="layout" svg:width="1.7cm" svg:height="1.805cm" svg:x="7.265cm" svg:y="4.1cm">
          <draw:text-box>
            <text:p><text:span text:style-name="T5">っ</text:span></text:p>
          </draw:text-box>
        </draw:frame>
        <draw:frame draw:style-name="gr13" draw:text-style-name="P6" draw:layer="layout" svg:width="1.918cm" svg:height="2.305cm" svg:x="-4.253cm" svg:y="-4.3cm">
          <draw:text-box>
            <text:p><text:span text:style-name="T5">ひ</text:span></text:p>
          </draw:text-box>
        </draw:frame>
        <draw:custom-shape draw:style-name="gr4" draw:text-style-name="P4" draw:layer="layout" svg:width="4.056cm" svg:height="1.291cm" svg:x="-9.191cm" svg:y="-4.691cm">
          <text:p text:style-name="P2"><text:span text:style-name="T3">あいうえお</text:span></text:p>
          <draw:enhanced-geometry svg:viewBox="0 0 21600 21600" draw:text-areas="800 800 20800 20800" draw:type="round-rectangular-callout" draw:modifiers="26184.0769041163 33486.6873065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6" draw:layer="layout" svg:width="1.918cm" svg:height="2.305cm" svg:x="23.747cm" svg:y="6.995cm">
          <draw:text-box>
            <text:p><text:span text:style-name="T5">り</text:span></text:p>
          </draw:text-box>
        </draw:frame>
        <draw:frame draw:style-name="gr13" draw:text-style-name="P6" draw:layer="layout" svg:width="1.918cm" svg:height="2.305cm" svg:x="-8.735cm" svg:y="-3cm">
          <draw:text-box>
            <text:p><text:span text:style-name="T5">お</text:span></text:p>
          </draw:text-box>
        </draw:frame>
        <draw:custom-shape draw:style-name="gr2" draw:text-style-name="P2" draw:layer="layout" svg:width="2.809cm" svg:height="2.808cm" svg:x="0.965cm" svg:y="0.8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56cm" svg:height="1.291cm" svg:x="0.809cm" svg:y="14.9cm">
          <text:p text:style-name="P2"><text:span text:style-name="T3">かぎをしめる</text:span></text:p>
          <draw:enhanced-geometry svg:viewBox="0 0 21600 21600" draw:text-areas="800 800 20800 20800" draw:type="round-rectangular-callout" draw:modifiers="6990.58417549914 -48650.15479876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9cm" svg:height="2.808cm" svg:x="3.756cm" svg:y="0.8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6.556cm" svg:y="0.8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cm" svg:height="1.291cm" svg:x="3.865cm" svg:y="4.4cm">
          <text:p text:style-name="P2"><text:span text:style-name="T3">今なんじ？</text:span></text:p>
          <draw:enhanced-geometry svg:viewBox="0 0 21600 21600" draw:text-areas="800 800 20800 20800" draw:type="round-rectangular-callout" draw:modifiers="7565.6137544982 -14561.60990712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6" draw:layer="layout" svg:width="1.918cm" svg:height="1.9cm" svg:x="4.247cm" svg:y="1.4cm">
          <draw:text-box>
            <text:p><text:span text:style-name="T5">け</text:span></text:p>
          </draw:text-box>
        </draw:frame>
        <draw:custom-shape draw:style-name="gr2" draw:text-style-name="P2" draw:layer="layout" svg:width="2.809cm" svg:height="2.808cm" svg:x="6.556cm" svg:y="6.5cm">
          <text:p/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15.565cm" svg:y1="17.4cm" svg:x2="16.865cm" svg:y2="17.4cm">
          <text:p/>
        </draw:line>
        <draw:line draw:style-name="gr15" draw:text-style-name="P8" draw:layer="layout" svg:x1="17.265cm" svg:y1="12.2cm" svg:x2="17.265cm" svg:y2="13.9cm">
          <text:p/>
        </draw:line>
        <draw:custom-shape draw:style-name="gr4" draw:text-style-name="P4" draw:layer="layout" svg:width="3.6cm" svg:height="2.1cm" svg:x="2.565cm" svg:y="12.6cm">
          <text:p text:style-name="P2"><text:span text:style-name="T3">おとうさんと</text:span></text:p>
          <text:p text:style-name="P2"><text:span text:style-name="T3">おかあさんが</text:span></text:p>
          <text:p text:style-name="P2"><text:span text:style-name="T3">わかれる</text:span></text:p>
          <draw:enhanced-geometry svg:viewBox="0 0 21600 21600" draw:text-areas="800 800 20800 20800" draw:type="round-rectangular-callout" draw:modifiers="15901.5828936407 -11123.8457877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808cm" svg:height="2.809cm" svg:x="6.565cm" svg:y="17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9cm" svg:height="2.808cm" svg:x="9.356cm" svg:y="6.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7cm" svg:height="1.805cm" svg:x="10.065cm" svg:y="7.195cm">
          <draw:text-box>
            <text:p><text:span text:style-name="T5">っ</text:span></text:p>
          </draw:text-box>
        </draw:frame>
        <draw:custom-shape draw:style-name="gr2" draw:text-style-name="P2" draw:layer="layout" svg:width="2.808cm" svg:height="2.808cm" svg:x="14.966cm" svg:y="6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17.757cm" svg:y="6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20.557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9cm" svg:x="12.157cm" svg:y="6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14.966cm" svg:y="6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08cm" svg:height="2.808cm" svg:x="14.966cm" svg:y="6.509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918cm" svg:height="2.305cm" svg:x="12.539cm" svg:y="7.004cm">
          <draw:text-box>
            <text:p><text:span text:style-name="T5">て</text:span></text:p>
          </draw:text-box>
        </draw:frame>
        <draw:frame draw:style-name="gr13" draw:text-style-name="P6" draw:layer="layout" svg:width="1.918cm" svg:height="2.305cm" svg:x="18.339cm" svg:y="6.904cm">
          <draw:text-box>
            <text:p><text:span text:style-name="T5">こ</text:span></text:p>
          </draw:text-box>
        </draw:frame>
        <draw:custom-shape draw:style-name="gr2" draw:text-style-name="P2" draw:layer="layout" svg:width="2.809cm" svg:height="2.808cm" svg:x="6.556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1.27cm" svg:x="15.665cm" svg:y="10.73cm">
          <text:p text:style-name="P2"><text:span text:style-name="T3">すわる</text:span></text:p>
          <draw:enhanced-geometry svg:viewBox="0 0 21600 21600" draw:text-areas="800 800 20800 20800" draw:type="round-rectangular-callout" draw:modifiers="7661.34969325154 30301.1801730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4.4cm" svg:height="1.27cm" svg:x="17.765cm" svg:y="18.4cm">
          <text:p text:style-name="P2"><text:span text:style-name="T3">アラーが</text:span></text:p>
          <text:p text:style-name="P2"><text:span text:style-name="T3">かみさま</text:span></text:p>
          <draw:enhanced-geometry svg:viewBox="0 0 21600 21600" draw:text-areas="800 800 20800 20800" draw:type="round-rectangular-callout" draw:modifiers="-6998.77300613497 -15838.86703383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1" draw:style-name="dp1" draw:master-page-name="標準">
        <draw:custom-shape draw:style-name="gr2" draw:text-style-name="P2" draw:layer="layout" svg:width="2.305cm" svg:height="2.305cm" svg:x="23.963cm" svg:y="13.0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05cm" svg:height="2.305cm" svg:x="19.36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05cm" svg:height="2.305cm" svg:x="23.963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99cm" svg:height="2.305cm" svg:x="17.165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06cm" svg:height="2.305cm" svg:x="12.469cm" svg:y="-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05cm" svg:height="2.305cm" svg:x="21.665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05cm" svg:height="2.305cm" svg:x="21.665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05cm" svg:height="2.306cm" svg:x="23.969cm" svg:y="10.7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06cm" svg:height="2.305cm" svg:x="21.665cm" svg:y="1.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314cm" svg:height="1.805cm" svg:x="22.151cm" svg:y="1.9cm">
          <draw:text-box draw:corner-radius="0.4cm">
            <text:p><text:span text:style-name="T5">ぼ</text:span></text:p>
          </draw:text-box>
        </draw:frame>
        <draw:custom-shape draw:style-name="gr4" draw:text-style-name="P4" draw:layer="layout" svg:width="3.56cm" svg:height="1.559cm" svg:x="13.065cm" svg:y="4.2cm">
          <text:p text:style-name="P2"><text:span text:style-name="T3">おやつのじかん</text:span></text:p>
          <draw:enhanced-geometry svg:viewBox="0 0 21600 21600" draw:text-areas="800 800 20800 20800" draw:type="round-rectangular-callout" draw:modifiers="26070.4296545914 21987.69230769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305cm" svg:height="2.306cm" svg:x="23.965cm" svg:y="1.6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06cm" svg:height="2.305cm" svg:x="26.259cm" svg:y="10.8cm">
          <text:p/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1.574cm" svg:height="1.893cm" svg:x="12.969cm" svg:y="-2.67cm">
          <draw:text-box>
            <text:p><text:span text:style-name="T5">ち</text:span></text:p>
          </draw:text-box>
        </draw:frame>
        <draw:frame draw:style-name="gr30" draw:text-style-name="P6" draw:layer="layout" svg:width="1.574cm" svg:height="1.893cm" svg:x="8.193cm" svg:y="-2.665cm">
          <draw:text-box>
            <text:p><text:span text:style-name="T5">ひ</text:span></text:p>
          </draw:text-box>
        </draw:frame>
        <draw:custom-shape draw:style-name="gr4" draw:text-style-name="P4" draw:layer="layout" svg:width="3.33cm" svg:height="1.06cm" svg:x="4.139cm" svg:y="-2.986cm">
          <text:p text:style-name="P2"><text:span text:style-name="T3">あいうえお</text:span></text:p>
          <draw:enhanced-geometry svg:viewBox="0 0 21600 21600" draw:text-areas="800 800 20800 20800" draw:type="round-rectangular-callout" draw:modifiers="31884.4791353948 40797.7379830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1" draw:text-style-name="P6" draw:layer="layout" svg:width="1.575cm" svg:height="1.892cm" svg:x="4.513cm" svg:y="-1.598cm">
          <draw:text-box>
            <text:p><text:span text:style-name="T5">お</text:span></text:p>
          </draw:text-box>
        </draw:frame>
        <draw:custom-shape draw:style-name="gr2" draw:text-style-name="P2" draw:layer="layout" svg:width="2.306cm" svg:height="2.304cm" svg:x="19.365cm" svg:y="1.5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1.06cm" svg:x="18.465cm" svg:y="18.5cm">
          <text:p text:style-name="P2"><text:span text:style-name="T3">あたまのいいひと</text:span></text:p>
          <draw:enhanced-geometry svg:viewBox="0 0 21600 21600" draw:text-areas="800 800 20800 20800" draw:type="round-rectangular-callout" draw:modifiers="8402.45398773006 -17711.5928369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305cm" svg:height="2.304cm" svg:x="14.768cm" svg:y="1.5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06cm" svg:height="2.304cm" svg:x="17.066cm" svg:y="1.59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74cm" svg:height="1.805cm" svg:x="15.171cm" svg:y="2.015cm">
          <draw:text-box>
            <text:p><text:span text:style-name="T5">あ</text:span></text:p>
          </draw:text-box>
        </draw:frame>
        <draw:custom-shape draw:style-name="gr2" draw:text-style-name="P2" draw:layer="layout" svg:width="2.306cm" svg:height="2.306cm" svg:x="17.066cm" svg:y="6.2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05cm" svg:height="2.306cm" svg:x="19.36cm" svg:y="10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07cm" svg:height="2.306cm" svg:x="19.364cm" svg:y="6.20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395cm" svg:height="1.805cm" svg:x="19.947cm" svg:y="6.771cm">
          <draw:text-box>
            <text:p><text:span text:style-name="T5">ど</text:span></text:p>
          </draw:text-box>
        </draw:frame>
        <draw:custom-shape draw:style-name="gr2" draw:text-style-name="P2" draw:layer="layout" svg:width="2.305cm" svg:height="2.306cm" svg:x="23.97cm" svg:y="6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06cm" svg:height="2.306cm" svg:x="26.261cm" svg:y="6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04cm" svg:height="2.306cm" svg:x="21.665cm" svg:y="6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05cm" svg:height="2.306cm" svg:x="23.97cm" svg:y="6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05cm" svg:height="2.306cm" svg:x="23.97cm" svg:y="6.208cm">
          <text:p/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1.574cm" svg:height="1.892cm" svg:x="21.978cm" svg:y="6.615cm">
          <draw:text-box>
            <text:p><text:span text:style-name="T5">う</text:span></text:p>
          </draw:text-box>
        </draw:frame>
        <draw:frame draw:style-name="gr31" draw:text-style-name="P6" draw:layer="layout" svg:width="1.574cm" svg:height="1.892cm" svg:x="26.74cm" svg:y="6.533cm">
          <draw:text-box>
            <text:p><text:span text:style-name="T5">ゃ</text:span></text:p>
          </draw:text-box>
        </draw:frame>
        <draw:frame draw:style-name="gr8" draw:text-style-name="P6" draw:layer="layout" svg:width="1.395cm" svg:height="1.805cm" svg:x="24.462cm" svg:y="8.988cm">
          <draw:text-box>
            <text:p><text:span text:style-name="T5">ん</text:span></text:p>
          </draw:text-box>
        </draw:frame>
        <draw:frame draw:style-name="gr32" draw:text-style-name="P6" draw:layer="layout" svg:width="1.396cm" svg:height="1.89cm" svg:x="24.265cm" svg:y="13.5cm">
          <draw:text-box>
            <text:p><text:span text:style-name="T5">ん</text:span></text:p>
          </draw:text-box>
        </draw:frame>
        <draw:custom-shape draw:style-name="gr2" draw:text-style-name="P2" draw:layer="layout" svg:width="2.305cm" svg:height="2.306cm" svg:x="23.969cm" svg:y="17.6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05cm" svg:height="2.307cm" svg:x="23.976cm" svg:y="15.39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395cm" svg:height="1.805cm" svg:x="24.38cm" svg:y="18.182cm">
          <draw:text-box>
            <text:p><text:span text:style-name="T5">ん</text:span></text:p>
          </draw:text-box>
        </draw:frame>
        <draw:custom-shape draw:style-name="gr4" draw:text-style-name="P4" draw:layer="layout" svg:width="4.189cm" svg:height="1.56cm" svg:x="19.28cm" svg:y="8.938cm">
          <text:p text:style-name="P2"><text:span text:style-name="T3">ちょうとっきゅう</text:span></text:p>
          <draw:enhanced-geometry svg:viewBox="0 0 21600 21600" draw:text-areas="800 800 20800 20800" draw:type="round-rectangular-callout" draw:modifiers="34627.0167064439 22720.8199871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1.395cm" svg:height="1.805cm" svg:x="21.87cm" svg:y="15.6cm">
          <draw:text-box>
            <text:p><text:span text:style-name="T5">か</text:span></text:p>
          </draw:text-box>
        </draw:frame>
        <draw:frame draw:style-name="gr33" draw:text-style-name="P6" draw:layer="layout" svg:width="1.396cm" svg:height="2.89cm" svg:x="26.469cm" svg:y="11.11cm">
          <draw:text-box>
            <text:p><text:span text:style-name="T5">く</text:span></text:p>
          </draw:text-box>
        </draw:frame>
        <draw:custom-shape draw:style-name="gr34" draw:text-style-name="P4" draw:layer="layout" svg:width="4.4cm" svg:height="1.06cm" svg:x="19.465cm" svg:y="13.44cm">
          <text:p/>
          <draw:enhanced-geometry svg:viewBox="0 0 21600 21600" draw:text-areas="800 800 20800 20800" draw:type="round-rectangular-callout" draw:modifiers="8402.45398773006 -17711.5928369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0" draw:layer="layout" svg:width="0.7cm" svg:height="0.7cm" svg:x="21.465cm" svg:y="13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2" draw:text-style-name="P6" draw:layer="layout" svg:width="1.396cm" svg:height="1.89cm" svg:x="21.865cm" svg:y="11.11cm">
          <draw:text-box>
            <text:p><text:span text:style-name="T5">ん</text:span></text:p>
          </draw:text-box>
        </draw:frame>
        <draw:custom-shape draw:style-name="gr4" draw:text-style-name="P4" draw:layer="layout" svg:width="2.779cm" svg:height="1.56cm" svg:x="25.386cm" svg:y="4.14cm">
          <text:p text:style-name="P2"><text:span text:style-name="T3">くるま</text:span></text:p>
          <draw:enhanced-geometry svg:viewBox="0 0 21600 21600" draw:text-areas="800 800 20800 20800" draw:type="round-rectangular-callout" draw:modifiers="17971.5107913669 34233.4401024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999cm" svg:height="2.305cm" svg:x="19.765cm" svg:y="3.9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396cm" svg:height="1.805cm" svg:x="19.865cm" svg:y="4.295cm">
          <draw:text-box>
            <text:p><text:span text:style-name="T5">ん</text:span></text:p>
          </draw:text-box>
        </draw:frame>
        <draw:frame draw:style-name="gr8" draw:text-style-name="P6" draw:layer="layout" svg:width="1.396cm" svg:height="1.805cm" svg:x="17.565cm" svg:y="4.2cm">
          <draw:text-box>
            <text:p><text:span text:style-name="T5">ん</text:span></text:p>
          </draw:text-box>
        </draw:frame>
        <draw:custom-shape draw:style-name="gr4" draw:text-style-name="P4" draw:layer="layout" svg:width="2.779cm" svg:height="1.56cm" svg:x="11.465cm" svg:y="1.14cm">
          <text:p text:style-name="P2"><text:span text:style-name="T3">おきなさい</text:span></text:p>
          <draw:enhanced-geometry svg:viewBox="0 0 21600 21600" draw:text-areas="800 800 20800 20800" draw:type="round-rectangular-callout" draw:modifiers="29556.2589928058 15497.7578475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2.779cm" svg:height="1.56cm" svg:x="22.186cm" svg:y="4.14cm">
          <text:p text:style-name="P2"><text:span text:style-name="T3">まるめたり</text:span></text:p>
          <text:p text:style-name="P2"><text:span text:style-name="T3">くっつけたり</text:span></text:p>
          <draw:enhanced-geometry svg:viewBox="0 0 21600 21600" draw:text-areas="800 800 20800 20800" draw:type="round-rectangular-callout" draw:modifiers="-7272.51798561151 6392.825112107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1.314cm" svg:height="1.805cm" svg:x="24.051cm" svg:y="1.9cm">
          <draw:text-box draw:corner-radius="0.4cm">
            <text:p><text:span text:style-name="T5">う</text:span></text:p>
          </draw:text-box>
        </draw:frame>
      </draw:page>
      <draw:page draw:name="page12" draw:style-name="dp1" draw:master-page-name="標準">
        <draw:custom-shape draw:style-name="gr36" draw:text-style-name="P2" draw:layer="layout" svg:width="2cm" svg:height="2cm" svg:x="6.665cm" svg:y="1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16.665cm" svg:y="1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14.665cm" svg:y="1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18.665cm" svg:y="1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4.665cm" svg:y="1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8.665cm" svg:y="1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12.665cm" svg:y="1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10.665cm" svg:y="1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12.665cm" svg:y="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12.665cm" svg:y="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draw:transform="rotate (-1.5707963267949) translate (14.665cm 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draw:transform="rotate (-1.5707963267949) translate (14.665cm 12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draw:transform="rotate (-1.5707963267949) translate (14.665cm 14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7.3cm" svg:height="1.6cm" svg:x="4.365cm" svg:y="3.4cm">
          <text:p text:style-name="P2"><text:span text:style-name="T3">良い母親</text:span></text:p>
          <draw:enhanced-geometry svg:viewBox="0 0 21600 21600" draw:text-areas="800 800 20800 20800" draw:type="round-rectangular-callout" draw:modifiers="23883.961101219 32838.4759525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4" draw:layer="layout" svg:width="7.3cm" svg:height="1.6cm" svg:x="21.365cm" svg:y="6cm">
          <text:p text:style-name="P2"><text:span text:style-name="T3">恐ろしいツメ</text:span></text:p>
          <draw:enhanced-geometry svg:viewBox="0 0 21600 21600" draw:text-areas="800 800 20800 20800" draw:type="round-rectangular-callout" draw:modifiers="-1869.77126421038 38869.20674578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4" draw:layer="layout" svg:width="7.3cm" svg:height="1.6cm" svg:x="3.365cm" svg:y="6.4cm">
          <text:p text:style-name="P2"><text:span text:style-name="T3">腱のトカゲ</text:span></text:p>
          <draw:enhanced-geometry svg:viewBox="0 0 21600 21600" draw:text-areas="800 800 20800 20800" draw:type="round-rectangular-callout" draw:modifiers="17351.5956718258 46370.51842598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" draw:layer="layout" svg:width="2cm" svg:height="2cm" svg:x="18.665cm" svg:y="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.5cm" svg:height="1.5cm" svg:x="18.915cm" svg:y="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.5cm" svg:height="1.5cm" draw:transform="rotate (-1.5707963267949) translate (20.415cm 2.5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draw:transform="rotate (-1.5707963267949) translate (20.665cm 6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7.3cm" svg:height="1.6cm" svg:x="5.63cm" svg:y="17cm">
          <text:p text:style-name="P2"><text:span text:style-name="T3">小さな略奪者</text:span></text:p>
          <draw:enhanced-geometry svg:viewBox="0 0 21600 21600" draw:text-areas="800 800 20800 20800" draw:type="round-rectangular-callout" draw:modifiers="10215.6964799343 -14395.5028107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" draw:layer="layout" svg:width="2cm" svg:height="2cm" svg:x="8.665cm" svg:y="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6.665cm" svg:y="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10.665cm" svg:y="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16.665cm" svg:y="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14.665cm" svg:y="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18.665cm" svg:y="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22.665cm" svg:y="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16.665cm" svg:y="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20.665cm" svg:y="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24.665cm" svg:y="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1.88cm" svg:height="2cm" svg:x="14.852cm" svg:y="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26.665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7.3cm" svg:height="1.6cm" svg:x="21.075cm" svg:y="1.446cm">
          <text:p text:style-name="P2"><text:span text:style-name="T3">恐ろしい手</text:span></text:p>
          <draw:enhanced-geometry svg:viewBox="0 0 21600 21600" draw:text-areas="800 800 20800 20800" draw:type="round-rectangular-callout" draw:modifiers="6638.87138748117 32878.9506558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12" draw:layer="layout" svg:width="6.941cm" svg:height="0.886cm" svg:x="6.382cm" svg:y="1.248cm">
          <draw:text-box>
            <text:p>恐竜クロスワードパズル</text:p>
          </draw:text-box>
        </draw:frame>
        <draw:custom-shape draw:style-name="gr36" draw:text-style-name="P11" draw:layer="layout" svg:width="2cm" svg:height="2cm" svg:x="16.63cm" svg:y="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1.88cm" svg:height="2cm" svg:x="18.75cm" svg:y="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16.63cm" svg:y="1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2cm" svg:height="1.333cm" svg:x="16.665cm" svg:y="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2cm" svg:height="1.333cm" svg:x="16.665cm" svg:y="18.6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2cm" svg:height="1.334cm" svg:x="16.63cm" svg:y="17.3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7.3cm" svg:height="1.6cm" svg:x="20.33cm" svg:y="16.4cm">
          <text:p text:style-name="P2"><text:span text:style-name="T3">鳥もどき</text:span></text:p>
          <draw:enhanced-geometry svg:viewBox="0 0 21600 21600" draw:text-areas="800 800 20800 20800" draw:type="round-rectangular-callout" draw:modifiers="-4133.02287357896 28858.4634603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標準">
        <draw:custom-shape draw:style-name="gr36" draw:text-style-name="P11" draw:layer="layout" svg:width="2cm" svg:height="2cm" svg:x="15.665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13.665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5.7cm" svg:y="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5.7cm" svg:y="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draw:transform="rotate (-1.5707963267949) translate (7.7cm 15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draw:transform="rotate (-1.5707963267949) translate (7.7cm 19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4.3cm" svg:height="1.6cm" svg:x="0.665cm" svg:y="16.4cm">
          <text:p text:style-name="P2"><text:span text:style-name="T3">爆発して攻撃</text:span></text:p>
          <draw:enhanced-geometry svg:viewBox="0 0 21600 21600" draw:text-areas="800 800 20800 20800" draw:type="round-rectangular-callout" draw:modifiers="26285.60799814 -5113.304184884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" draw:layer="layout" svg:width="4cm" svg:height="1.6cm" svg:x="6.665cm" svg:y="7.4cm">
          <text:p text:style-name="P2"><text:span text:style-name="T3">エヴォーカー</text:span></text:p>
          <draw:enhanced-geometry svg:viewBox="0 0 21600 21600" draw:text-areas="800 800 20800 20800" draw:type="round-rectangular-callout" draw:modifiers="-6278.6303424144 31084.5721424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4" draw:layer="layout" svg:width="4.571cm" svg:height="1.163cm" svg:x="7.645cm" svg:y="14.499cm">
          <text:p text:style-name="P2"><text:span text:style-name="T3">竹に付いてくる</text:span></text:p>
          <draw:enhanced-geometry svg:viewBox="0 0 21600 21600" draw:text-areas="800 800 20800 20800" draw:type="round-rectangular-callout" draw:modifiers="9878.74015748032 41752.57731958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" draw:layer="layout" svg:width="2cm" svg:height="2cm" svg:x="3.665cm" svg:y="1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1.88cm" svg:height="2cm" svg:x="1.852cm" svg:y="11cm">
          <text:p/>
          <draw:enhanced-geometry svg:viewBox="0 0 21600 21600" draw:type="rectangle" draw:enhanced-path="M 0 0 L 21600 0 21600 21600 0 21600 0 0 Z N"/>
        </draw:custom-shape>
        <draw:frame draw:style-name="gr45" draw:text-style-name="P12" draw:layer="layout" svg:width="7.792cm" svg:height="0.886cm" svg:x="7.7cm" svg:y="10cm">
          <draw:text-box>
            <text:p>マイクらクロスワードパズル</text:p>
          </draw:text-box>
        </draw:frame>
        <draw:custom-shape draw:style-name="gr36" draw:text-style-name="P2" draw:layer="layout" svg:width="2cm" svg:height="2cm" svg:x="3.665cm" svg:y="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3.665cm" svg:y="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draw:transform="rotate (-1.5707963267949) translate (5.665cm 9cm)">
          <text:p/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4.301cm" svg:height="1.6cm" svg:x="0.665cm" svg:y="13.523cm">
          <text:p text:style-name="P2"><text:span text:style-name="T3">砂漠のゾンビ</text:span></text:p>
          <draw:enhanced-geometry svg:viewBox="0 0 21600 21600" draw:text-areas="800 800 20800 20800" draw:type="round-rectangular-callout" draw:modifiers="9514.64435146444 -12884.4472204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" draw:layer="layout" svg:width="2cm" svg:height="2cm" svg:x="9.7cm" svg:y="1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7.7cm" svg:y="1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5.7cm" svg:y="1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11.665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9.665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7.665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5.665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3.665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19.7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17.665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4cm" svg:height="1.6cm" svg:x="14.7cm" svg:y="0.4cm">
          <text:p text:style-name="P2"><text:span text:style-name="T3">ガラス瓶</text:span></text:p>
          <draw:enhanced-geometry svg:viewBox="0 0 21600 21600" draw:text-areas="800 800 20800 20800" draw:type="round-rectangular-callout" draw:modifiers="-6559.36015996001 23569.768894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" draw:layer="layout" svg:width="2cm" svg:height="2cm" svg:x="11.7cm" svg:y="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17.7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11.7cm" svg:y="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draw:transform="rotate (-1.5707963267949) translate (13.7cm 5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4cm" svg:height="1.6cm" svg:x="5.7cm" svg:y="1cm">
          <text:p text:style-name="P2"><text:span text:style-name="T3">斧を振り回す</text:span></text:p>
          <draw:enhanced-geometry svg:viewBox="0 0 21600 21600" draw:text-areas="800 800 20800 20800" draw:type="round-rectangular-callout" draw:modifiers="-2013.69657585604 28372.7670206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1" draw:layer="layout" svg:width="2cm" svg:height="2cm" svg:x="23.7cm" svg:y="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21.7cm" svg:y="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19.7cm" svg:y="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17.7cm" svg:y="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15.7cm" svg:y="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cm" svg:height="2cm" svg:x="13.7cm" svg:y="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cm" svg:height="2cm" svg:x="25.7cm" svg:y="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4cm" svg:height="1.6cm" svg:x="18.7cm" svg:y="5.4cm">
          <text:p text:style-name="P2"><text:span text:style-name="T3">ニワトリ</text:span></text:p>
          <draw:enhanced-geometry svg:viewBox="0 0 21600 21600" draw:text-areas="800 800 20800 20800" draw:type="round-rectangular-callout" draw:modifiers="-6559.36015996001 23569.768894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4" draw:style-name="dp1" draw:master-page-name="標準">
        <draw:custom-shape draw:style-name="gr47" draw:text-style-name="P13" draw:layer="layout" svg:width="4cm" svg:height="4cm" svg:x="13.665cm" svg:y="13cm">
          <text:p text:style-name="P2"><text:span text:style-name="T7">み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4cm" svg:height="4cm" svg:x="17.665cm" svg:y="1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4cm" svg:height="4cm" svg:x="21.665cm" svg:y="1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3cm" svg:height="4cm" svg:x="17.665cm" svg:y="9cm">
          <text:p text:style-name="P2"><text:span text:style-name="T7">ろ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3cm" svg:height="4cm" svg:x="17.665cm" svg:y="5cm">
          <text:p text:style-name="P2"><text:span text:style-name="T7">め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3cm" svg:height="4cm" svg:x="17.665cm" svg:y="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3cm" svg:height="4cm" svg:x="17.665cm" svg:y="5cm">
          <text:p text:style-name="P2"><text:span text:style-name="T7">す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3cm" svg:height="4cm" svg:x="22.665cm" svg:y="9cm">
          <text:p text:style-name="P2"><text:span text:style-name="T7">ろ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3cm" svg:height="4cm" svg:x="22.665cm" svg:y="5cm">
          <text:p text:style-name="P2"><text:span text:style-name="T7">め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3cm" svg:height="4cm" svg:x="22.665cm" svg:y="9cm">
          <text:p text:style-name="P2"><text:span text:style-name="T7">ろ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3cm" svg:height="4cm" svg:x="22.665cm" svg:y="5cm">
          <text:p text:style-name="P2"><text:span text:style-name="T7">め</text:span></text:p>
          <draw:enhanced-geometry svg:viewBox="0 0 21600 21600" draw:type="rectangle" draw:enhanced-path="M 0 0 L 21600 0 21600 21600 0 21600 0 0 Z N"/>
        </draw:custom-shape>
        <draw:custom-shape draw:style-name="gr51" draw:text-style-name="P13" draw:layer="layout" svg:width="4cm" svg:height="3cm" svg:x="13.665cm" svg:y="9cm">
          <text:p text:style-name="P2"><text:span text:style-name="T7">う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4cm" svg:height="3cm" svg:x="9.665cm" svg:y="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4cm" svg:height="4cm" svg:x="9.665cm" svg:y="5cm">
          <text:p text:style-name="P2"><text:span text:style-name="T7">か</text:span></text:p>
          <draw:enhanced-geometry svg:viewBox="0 0 21600 21600" draw:type="rectangle" draw:enhanced-path="M 0 0 L 21600 0 21600 21600 0 21600 0 0 Z N"/>
        </draw:custom-shape>
        <draw:frame draw:style-name="gr53" draw:text-style-name="P12" draw:layer="layout" svg:width="5.929cm" svg:height="0.886cm" svg:x="2.665cm" svg:y="2cm">
          <draw:text-box>
            <text:p>くだものくろすわーど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8.665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4-07-01T16:50:06</meta:creation-date>
    <meta:print-date>2019-08-11T14:34:29.099000000</meta:print-date>
    <dc:date>2019-08-11T14:38:05.747000000</dc:date>
    <meta:editing-duration>PT2H31M42S</meta:editing-duration>
    <meta:editing-cycles>10</meta:editing-cycles>
    <meta:generator>LibreOffice/6.3.4.2$Windows_X86_64 LibreOffice_project/60da17e045e08f1793c57c00ba83cdfce946d0aa</meta:generator>
    <meta:document-statistic meta:object-count="493"/>
  </office:meta>
</office:document-meta>
</file>